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Sans" svg:font-family="'Hiragino Sans'" style:font-family-generic="swiss"/>
    <style:font-face style:name="Hiragino Sans1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28.45mm"/>
    </style:style>
    <style:style style:name="co2" style:family="table-column">
      <style:table-column-properties fo:break-before="auto" style:column-width="30.41mm"/>
    </style:style>
    <style:style style:name="co3" style:family="table-column">
      <style:table-column-properties fo:break-before="auto" style:column-width="38.58mm"/>
    </style:style>
    <style:style style:name="co4" style:family="table-column">
      <style:table-column-properties fo:break-before="auto" style:column-width="40.8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Hiragino Sans" fo:font-size="10pt" fo:font-style="normal" fo:text-shadow="none" style:text-underline-style="none" fo:font-weight="normal" style:font-name-asian="Hiragino Sans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5">
      <style:table-cell-properties style:rotation-align="none"/>
      <style:text-properties style:use-window-font-color="true" style:text-outline="false" style:text-line-through-style="none" style:text-line-through-type="none" style:font-name="Hiragino Sans1" fo:font-size="10pt" fo:font-style="normal" fo:text-shadow="none" style:text-underline-style="none" fo:font-weight="normal" style:font-name-asian="Hiragino Sans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font-name="Hiragino Sans1" style:font-name-asian="Hiragino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5.24mm" svg:height="137.94mm" svg:x="13.66mm" svg:y="24.97mm">
            <draw:object draw:notify-on-update-of-ranges="Sheet1.A1:Sheet1.A1 Sheet1.A2:Sheet1.A82 Sheet1.B1:Sheet1.B1 Sheet1.B2:Sheet1.B82 Sheet1.A1:Sheet1.A1 Sheet1.A2:Sheet1.A82 Sheet1.C1:Sheet1.C1 Sheet1.C2:Sheet1.C82 Sheet1.A1:Sheet1.A1 Sheet1.A2:Sheet1.A82 Sheet1.D1:Sheet1.D1 Sheet1.D2:Sheet1.D82 Sheet1.A1:Sheet1.A1 Sheet1.A2:Sheet1.A82 Sheet1.E1:Sheet1.E1 Sheet1.E2:Sheet1.E82 Sheet1.A1:Sheet1.A1 Sheet1.A2:Sheet1.A82 Sheet1.F1:Sheet1.F1 Sheet1.F2:Sheet1.F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3" table:default-cell-style-name="ce3"/>
        <table:table-column table:style-name="co5" table:number-columns-repeated="1015" table:default-cell-style-name="ce3"/>
        <table:table-row table:style-name="ro1">
          <table:table-cell office:value-type="string" calcext:value-type="string">
            <text:p>流行時刻（日）</text:p>
          </table:table-cell>
          <table:table-cell office:value-type="string" calcext:value-type="string">
            <text:p>感染日 80%削減</text:p>
          </table:table-cell>
          <table:table-cell table:style-name="ce2" office:value-type="string" calcext:value-type="string">
            <text:p>感染日 65%削減</text:p>
          </table:table-cell>
          <table:table-cell office:value-type="string" calcext:value-type="string">
            <text:p>指数関数 R=2.5</text:p>
          </table:table-cell>
          <table:table-cell office:value-type="string" calcext:value-type="string">
            <text:p>指数関数 R=0.5</text:p>
          </table:table-cell>
          <table:table-cell office:value-type="string" calcext:value-type="string">
            <text:p>指数関数 R=0.875</text:p>
          </table:table-cell>
          <table:table-cell office:value-type="string" calcext:value-type="string">
            <text:p>diff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formula="of:=EXP(0.3127*[.A2])" office:value-type="float" office:value="1" calcext:value-type="float">
            <text:p>1</text:p>
          </table:table-cell>
          <table:table-cell table:number-columns-repeated="2"/>
          <table:table-cell table:formula="of:=ABS([.B2]-[.D2])" office:value-type="float" office:value="0.34615384615385" calcext:value-type="float">
            <text:p>0.3461538461538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formula="of:=EXP(0.3127*[.A3])" office:value-type="float" office:value="1.36711133610061" calcext:value-type="float">
            <text:p>1.36711133610061</text:p>
          </table:table-cell>
          <table:table-cell table:number-columns-repeated="2"/>
          <table:table-cell table:formula="of:=ABS([.B3]-[.D3])" office:value-type="float" office:value="0.0209574899467626" calcext:value-type="float">
            <text:p>0.02095748994676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formula="of:=EXP(0.3127*[.A4])" office:value-type="float" office:value="1.8689934052948" calcext:value-type="float">
            <text:p>1.8689934052948</text:p>
          </table:table-cell>
          <table:table-cell table:number-columns-repeated="2"/>
          <table:table-cell table:formula="of:=ABS([.B4]-[.D4])" office:value-type="float" office:value="0.823314287012898" calcext:value-type="float">
            <text:p>0.82331428701289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formula="of:=EXP(0.3127*[.A5])" office:value-type="float" office:value="2.55512207147581" calcext:value-type="float">
            <text:p>2.55512207147581</text:p>
          </table:table-cell>
          <table:table-cell table:number-columns-repeated="2"/>
          <table:table-cell table:formula="of:=ABS([.B5]-[.D5])" office:value-type="float" office:value="0.13718562083189" calcext:value-type="float">
            <text:p>0.1371856208318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3846153846154" calcext:value-type="float">
            <text:p>4.0</text:p>
          </table:table-cell>
          <table:table-cell table:style-name="ce2" office:value-type="float" office:value="4.03846153846154" calcext:value-type="float">
            <text:p>4.0</text:p>
          </table:table-cell>
          <table:table-cell table:formula="of:=EXP(0.3127*[.A6])" office:value-type="float" office:value="3.49313634903546" calcext:value-type="float">
            <text:p>3.49313634903546</text:p>
          </table:table-cell>
          <table:table-cell table:number-columns-repeated="2"/>
          <table:table-cell table:formula="of:=ABS([.B6]-[.D6])" office:value-type="float" office:value="0.54532518942608" calcext:value-type="float">
            <text:p>0.54532518942608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8461538461539" calcext:value-type="float">
            <text:p>5.4</text:p>
          </table:table-cell>
          <table:table-cell table:style-name="ce2" office:value-type="float" office:value="5.38461538461539" calcext:value-type="float">
            <text:p>5.4</text:p>
          </table:table-cell>
          <table:table-cell table:formula="of:=EXP(0.3127*[.A7])" office:value-type="float" office:value="4.77550630131148" calcext:value-type="float">
            <text:p>4.77550630131148</text:p>
          </table:table-cell>
          <table:table-cell table:number-columns-repeated="2"/>
          <table:table-cell table:formula="of:=ABS([.B7]-[.D7])" office:value-type="float" office:value="0.609109083303908" calcext:value-type="float">
            <text:p>0.609109083303908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73076923076923" calcext:value-type="float">
            <text:p>6.7</text:p>
          </table:table-cell>
          <table:table-cell table:style-name="ce2" office:value-type="float" office:value="6.73076923076923" calcext:value-type="float">
            <text:p>6.7</text:p>
          </table:table-cell>
          <table:table-cell table:formula="of:=EXP(0.3127*[.A8])" office:value-type="float" office:value="6.52864880014284" calcext:value-type="float">
            <text:p>6.52864880014284</text:p>
          </table:table-cell>
          <table:table-cell table:number-columns-repeated="2"/>
          <table:table-cell table:formula="of:=ABS([.B8]-[.D8])" office:value-type="float" office:value="0.202120430626393" calcext:value-type="float">
            <text:p>0.202120430626393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42307692307693" calcext:value-type="float">
            <text:p>9.4</text:p>
          </table:table-cell>
          <table:table-cell table:style-name="ce2" office:value-type="float" office:value="9.42307692307693" calcext:value-type="float">
            <text:p>9.4</text:p>
          </table:table-cell>
          <table:table-cell table:formula="of:=EXP(0.3127*[.A9])" office:value-type="float" office:value="8.92538978409493" calcext:value-type="float">
            <text:p>8.92538978409493</text:p>
          </table:table-cell>
          <table:table-cell table:number-columns-repeated="2"/>
          <table:table-cell table:formula="of:=ABS([.B9]-[.D9])" office:value-type="float" office:value="0.497687138981997" calcext:value-type="float">
            <text:p>0.497687138981997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2.1153846153846" calcext:value-type="float">
            <text:p>12.1</text:p>
          </table:table-cell>
          <table:table-cell table:formula="of:=EXP(0.3127*[.A10])" office:value-type="float" office:value="12.2020015529528" calcext:value-type="float">
            <text:p>12.2020015529528</text:p>
          </table:table-cell>
          <table:table-cell table:number-columns-repeated="2"/>
          <table:table-cell table:formula="of:=ABS([.B10]-[.D10])" office:value-type="float" office:value="0.0866169375681807" calcext:value-type="float">
            <text:p>0.086616937568181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17.5" calcext:value-type="float">
            <text:p>17.5</text:p>
          </table:table-cell>
          <table:table-cell table:formula="of:=EXP(0.3127*[.A11])" office:value-type="float" office:value="16.681494646159" calcext:value-type="float">
            <text:p>16.681494646159</text:p>
          </table:table-cell>
          <table:table-cell table:number-columns-repeated="2"/>
          <table:table-cell table:formula="of:=ABS([.B11]-[.D11])" office:value-type="float" office:value="0.818505353840973" calcext:value-type="float">
            <text:p>0.818505353840973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2.8846153846154" calcext:value-type="float">
            <text:p>22.9</text:p>
          </table:table-cell>
          <table:table-cell table:formula="of:=EXP(0.3127*[.A12])" office:value-type="float" office:value="22.8054604338657" calcext:value-type="float">
            <text:p>22.8054604338657</text:p>
          </table:table-cell>
          <table:table-cell table:number-columns-repeated="2"/>
          <table:table-cell table:formula="of:=ABS([.B12]-[.D12])" office:value-type="float" office:value="0.0791549507497216" calcext:value-type="float">
            <text:p>0.079154950749722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9615384615385" calcext:value-type="float">
            <text:p>31.0</text:p>
          </table:table-cell>
          <table:table-cell table:style-name="ce2" office:value-type="float" office:value="30.9615384615385" calcext:value-type="float">
            <text:p>31.0</text:p>
          </table:table-cell>
          <table:table-cell table:formula="of:=EXP(0.3127*[.A13])" office:value-type="float" office:value="31.1776034841318" calcext:value-type="float">
            <text:p>31.1776034841318</text:p>
          </table:table-cell>
          <table:table-cell table:number-columns-repeated="2"/>
          <table:table-cell table:formula="of:=ABS([.B13]-[.D13])" office:value-type="float" office:value="0.216065022593263" calcext:value-type="float">
            <text:p>0.216065022593263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43.0769230769231" calcext:value-type="float">
            <text:p>43.1</text:p>
          </table:table-cell>
          <table:table-cell table:formula="of:=EXP(0.3127*[.A14])" office:value-type="float" office:value="42.6232551556065" calcext:value-type="float">
            <text:p>42.6232551556065</text:p>
          </table:table-cell>
          <table:table-cell table:number-columns-repeated="2"/>
          <table:table-cell table:formula="of:=ABS([.B14]-[.D14])" office:value-type="float" office:value="0.453667921316601" calcext:value-type="float">
            <text:p>0.453667921316601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59.2307692307692" calcext:value-type="float">
            <text:p>59.2</text:p>
          </table:table-cell>
          <table:table-cell table:formula="of:=EXP(0.3127*[.A15])" office:value-type="float" office:value="58.2707353047385" calcext:value-type="float">
            <text:p>58.2707353047385</text:p>
          </table:table-cell>
          <table:table-cell table:number-columns-repeated="2"/>
          <table:table-cell table:formula="of:=ABS([.B15]-[.D15])" office:value-type="float" office:value="0.960033926030697" calcext:value-type="float">
            <text:p>0.960033926030697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79.4230769230769" calcext:value-type="float">
            <text:p>79.4</text:p>
          </table:table-cell>
          <table:table-cell table:formula="of:=EXP(0.3127*[.A16])" office:value-type="float" office:value="79.6625827980262" calcext:value-type="float">
            <text:p>79.6625827980262</text:p>
          </table:table-cell>
          <table:table-cell table:number-columns-repeated="2"/>
          <table:table-cell table:formula="of:=ABS([.B16]-[.D16])" office:value-type="float" office:value="0.239505874949302" calcext:value-type="float">
            <text:p>0.239505874949302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109.045192307692" calcext:value-type="float">
            <text:p>109.0</text:p>
          </table:table-cell>
          <table:table-cell table:formula="of:=EXP(0.3127*[.A17])" office:value-type="float" office:value="108.907620006235" calcext:value-type="float">
            <text:p>108.907620006235</text:p>
          </table:table-cell>
          <table:table-cell table:number-columns-repeated="2"/>
          <table:table-cell table:formula="of:=ABS([.B17]-[.D17])" office:value-type="float" office:value="0.137572301456771" calcext:value-type="float">
            <text:p>0.137572301456771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149.429807692308" calcext:value-type="float">
            <text:p>149.4</text:p>
          </table:table-cell>
          <table:table-cell table:formula="of:=EXP(0.3127*[.A18])" office:value-type="float" office:value="148.888841898262" calcext:value-type="float">
            <text:p>148.888841898262</text:p>
          </table:table-cell>
          <table:table-cell table:number-columns-repeated="2"/>
          <table:table-cell table:formula="of:=ABS([.B18]-[.D18])" office:value-type="float" office:value="0.540965794045889" calcext:value-type="float">
            <text:p>0.540965794045889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203.275961538462" calcext:value-type="float">
            <text:p>203.3</text:p>
          </table:table-cell>
          <table:table-cell table:formula="of:=EXP(0.3127*[.A19])" office:value-type="float" office:value="203.547623578006" calcext:value-type="float">
            <text:p>203.547623578006</text:p>
          </table:table-cell>
          <table:table-cell table:number-columns-repeated="2"/>
          <table:table-cell table:formula="of:=ABS([.B19]-[.D19])" office:value-type="float" office:value="0.271662039544026" calcext:value-type="float">
            <text:p>0.271662039544026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278.660576923077" calcext:value-type="float">
            <text:p>278.7</text:p>
          </table:table-cell>
          <table:table-cell table:formula="of:=EXP(0.3127*[.A20])" office:value-type="float" office:value="278.272263629832" calcext:value-type="float">
            <text:p>278.272263629832</text:p>
          </table:table-cell>
          <table:table-cell table:number-columns-repeated="2"/>
          <table:table-cell table:formula="of:=ABS([.B20]-[.D20])" office:value-type="float" office:value="0.388313293244721" calcext:value-type="float">
            <text:p>0.38831329324472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379.622115384615" calcext:value-type="float">
            <text:p>379.6</text:p>
          </table:table-cell>
          <table:table-cell table:formula="of:=EXP(0.3127*[.A21])" office:value-type="float" office:value="380.429166130722" calcext:value-type="float">
            <text:p>380.429166130722</text:p>
          </table:table-cell>
          <table:table-cell table:number-columns-repeated="2"/>
          <table:table-cell table:formula="of:=ABS([.B21]-[.D21])" office:value-type="float" office:value="0.807050746107052" calcext:value-type="float">
            <text:p>0.80705074610705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9.622115384615" calcext:value-type="float">
            <text:p>519.6</text:p>
          </table:table-cell>
          <table:table-cell table:style-name="ce2" office:value-type="float" office:value="519.622115384615" calcext:value-type="float">
            <text:p>519.6</text:p>
          </table:table-cell>
          <table:table-cell table:formula="of:=EXP(0.3127*[.A22])" office:value-type="float" office:value="520.089025600613" calcext:value-type="float">
            <text:p>520.089025600613</text:p>
          </table:table-cell>
          <table:table-cell table:number-columns-repeated="2"/>
          <table:table-cell table:formula="of:=ABS([.B22]-[.D22])" office:value-type="float" office:value="0.466910215998041" calcext:value-type="float">
            <text:p>0.466910215998041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7.122115384615" calcext:value-type="float">
            <text:p>467.1</text:p>
          </table:table-cell>
          <table:table-cell table:style-name="ce2" office:value-type="float" office:value="506.160576923077" calcext:value-type="float">
            <text:p>506.2</text:p>
          </table:table-cell>
          <table:table-cell/>
          <table:table-cell table:formula="of:=520*EXP(-0.1042*([.A23]-20))" office:value-type="float" office:value="468.543436600213" calcext:value-type="float">
            <text:p>468.543436600213</text:p>
          </table:table-cell>
          <table:table-cell table:formula="of:=520*EXP(-0.0261*([.A23]-20))" office:value-type="float" office:value="506.603583705077" calcext:value-type="float">
            <text:p>506.603583705077</text:p>
          </table:table-cell>
          <table:table-cell/>
          <table:table-cell table:formula="of:=ABS([.B23]-[.E23])" office:value-type="float" office:value="1.42132121559797" calcext:value-type="float">
            <text:p>1.42132121559797</text:p>
          </table:table-cell>
          <table:table-cell table:formula="of:=ABS([.C23]-[.F23])" office:value-type="float" office:value="0.443006781999827" calcext:value-type="float">
            <text:p>0.443006781999827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1.352884615385" calcext:value-type="float">
            <text:p>421.4</text:p>
          </table:table-cell>
          <table:table-cell table:style-name="ce2" office:value-type="float" office:value="492.699038461539" calcext:value-type="float">
            <text:p>492.7</text:p>
          </table:table-cell>
          <table:table-cell/>
          <table:table-cell table:formula="of:=520*EXP(-0.1042*([.A24]-20))" office:value-type="float" office:value="422.17875380988" calcext:value-type="float">
            <text:p>422.17875380988</text:p>
          </table:table-cell>
          <table:table-cell table:formula="of:=520*EXP(-0.0261*([.A24]-20))" office:value-type="float" office:value="493.552290428513" calcext:value-type="float">
            <text:p>493.552290428513</text:p>
          </table:table-cell>
          <table:table-cell/>
          <table:table-cell table:formula="of:=ABS([.B24]-[.E24])" office:value-type="float" office:value="0.825869194495397" calcext:value-type="float">
            <text:p>0.825869194495397</text:p>
          </table:table-cell>
          <table:table-cell table:formula="of:=ABS([.C24]-[.F24])" office:value-type="float" office:value="0.853251966973971" calcext:value-type="float">
            <text:p>0.85325196697397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480.583653846154" calcext:value-type="float">
            <text:p>480.6</text:p>
          </table:table-cell>
          <table:table-cell/>
          <table:table-cell table:formula="of:=520*EXP(-0.1042*([.A25]-20))" office:value-type="float" office:value="380.402084941686" calcext:value-type="float">
            <text:p>380.402084941686</text:p>
          </table:table-cell>
          <table:table-cell table:formula="of:=520*EXP(-0.0261*([.A25]-20))" office:value-type="float" office:value="480.837228994103" calcext:value-type="float">
            <text:p>480.837228994103</text:p>
          </table:table-cell>
          <table:table-cell/>
          <table:table-cell table:formula="of:=ABS([.B25]-[.E25])" office:value-type="float" office:value="0.779969557070785" calcext:value-type="float">
            <text:p>0.779969557070785</text:p>
          </table:table-cell>
          <table:table-cell table:formula="of:=ABS([.C25]-[.F25])" office:value-type="float" office:value="0.253575147948936" calcext:value-type="float">
            <text:p>0.253575147948936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1.929807692308" calcext:value-type="float">
            <text:p>341.9</text:p>
          </table:table-cell>
          <table:table-cell table:style-name="ce2" office:value-type="float" office:value="467.122115384615" calcext:value-type="float">
            <text:p>467.1</text:p>
          </table:table-cell>
          <table:table-cell/>
          <table:table-cell table:formula="of:=520*EXP(-0.1042*([.A26]-20))" office:value-type="float" office:value="342.759423400891" calcext:value-type="float">
            <text:p>342.759423400891</text:p>
          </table:table-cell>
          <table:table-cell table:formula="of:=520*EXP(-0.0261*([.A26]-20))" office:value-type="float" office:value="468.449737283137" calcext:value-type="float">
            <text:p>468.449737283137</text:p>
          </table:table-cell>
          <table:table-cell/>
          <table:table-cell table:formula="of:=ABS([.B26]-[.E26])" office:value-type="float" office:value="0.829615708583447" calcext:value-type="float">
            <text:p>0.829615708583447</text:p>
          </table:table-cell>
          <table:table-cell table:formula="of:=ABS([.C26]-[.F26])" office:value-type="float" office:value="1.32762189852195" calcext:value-type="float">
            <text:p>1.32762189852195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8.275961538461" calcext:value-type="float">
            <text:p>308.3</text:p>
          </table:table-cell>
          <table:table-cell table:style-name="ce2" office:value-type="float" office:value="456.352884615385" calcext:value-type="float">
            <text:p>456.4</text:p>
          </table:table-cell>
          <table:table-cell/>
          <table:table-cell table:formula="of:=520*EXP(-0.1042*([.A27]-20))" office:value-type="float" office:value="308.841688783387" calcext:value-type="float">
            <text:p>308.841688783387</text:p>
          </table:table-cell>
          <table:table-cell table:formula="of:=520*EXP(-0.0261*([.A27]-20))" office:value-type="float" office:value="456.381376333344" calcext:value-type="float">
            <text:p>456.381376333344</text:p>
          </table:table-cell>
          <table:table-cell/>
          <table:table-cell table:formula="of:=ABS([.B27]-[.E27])" office:value-type="float" office:value="0.565727244925768" calcext:value-type="float">
            <text:p>0.565727244925768</text:p>
          </table:table-cell>
          <table:table-cell table:formula="of:=ABS([.C27]-[.F27])" office:value-type="float" office:value="0.0284917179590138" calcext:value-type="float">
            <text:p>0.028491717959014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444.2375" calcext:value-type="float">
            <text:p>444.2</text:p>
          </table:table-cell>
          <table:table-cell/>
          <table:table-cell table:formula="of:=520*EXP(-0.1042*([.A28]-20))" office:value-type="float" office:value="278.280281207657" calcext:value-type="float">
            <text:p>278.280281207657</text:p>
          </table:table-cell>
          <table:table-cell table:formula="of:=520*EXP(-0.0261*([.A28]-20))" office:value-type="float" office:value="444.62392458986" calcext:value-type="float">
            <text:p>444.62392458986</text:p>
          </table:table-cell>
          <table:table-cell/>
          <table:table-cell table:formula="of:=ABS([.B28]-[.E28])" office:value-type="float" office:value="0.380295715420232" calcext:value-type="float">
            <text:p>0.380295715420232</text:p>
          </table:table-cell>
          <table:table-cell table:formula="of:=ABS([.C28]-[.F28])" office:value-type="float" office:value="0.386424589860383" calcext:value-type="float">
            <text:p>0.386424589860383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.391346153846" calcext:value-type="float">
            <text:p>250.4</text:p>
          </table:table-cell>
          <table:table-cell table:style-name="ce2" office:value-type="float" office:value="432.122115384615" calcext:value-type="float">
            <text:p>432.1</text:p>
          </table:table-cell>
          <table:table-cell/>
          <table:table-cell table:formula="of:=520*EXP(-0.1042*([.A29]-20))" office:value-type="float" office:value="250.743075567518" calcext:value-type="float">
            <text:p>250.743075567518</text:p>
          </table:table-cell>
          <table:table-cell table:formula="of:=520*EXP(-0.0261*([.A29]-20))" office:value-type="float" office:value="433.169372304306" calcext:value-type="float">
            <text:p>433.169372304306</text:p>
          </table:table-cell>
          <table:table-cell/>
          <table:table-cell table:formula="of:=ABS([.B29]-[.E29])" office:value-type="float" office:value="0.351729413671563" calcext:value-type="float">
            <text:p>0.351729413671563</text:p>
          </table:table-cell>
          <table:table-cell table:formula="of:=ABS([.C29]-[.F29])" office:value-type="float" office:value="1.04725691969099" calcext:value-type="float">
            <text:p>1.0472569196909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6.160576923077" calcext:value-type="float">
            <text:p>226.2</text:p>
          </table:table-cell>
          <table:table-cell table:style-name="ce2" office:value-type="float" office:value="421.352884615385" calcext:value-type="float">
            <text:p>421.4</text:p>
          </table:table-cell>
          <table:table-cell/>
          <table:table-cell table:formula="of:=520*EXP(-0.1042*([.A30]-20))" office:value-type="float" office:value="225.930812173291" calcext:value-type="float">
            <text:p>225.930812173291</text:p>
          </table:table-cell>
          <table:table-cell table:formula="of:=520*EXP(-0.0261*([.A30]-20))" office:value-type="float" office:value="422.009916078154" calcext:value-type="float">
            <text:p>422.009916078154</text:p>
          </table:table-cell>
          <table:table-cell/>
          <table:table-cell table:formula="of:=ABS([.B30]-[.E30])" office:value-type="float" office:value="0.229764749785517" calcext:value-type="float">
            <text:p>0.229764749785517</text:p>
          </table:table-cell>
          <table:table-cell table:formula="of:=ABS([.C30]-[.F30])" office:value-type="float" office:value="0.657031462768941" calcext:value-type="float">
            <text:p>0.657031462768941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410.583653846154" calcext:value-type="float">
            <text:p>410.6</text:p>
          </table:table-cell>
          <table:table-cell/>
          <table:table-cell table:formula="of:=520*EXP(-0.1042*([.A31]-20))" office:value-type="float" office:value="203.573844556829" calcext:value-type="float">
            <text:p>203.573844556829</text:p>
          </table:table-cell>
          <table:table-cell table:formula="of:=520*EXP(-0.0261*([.A31]-20))" office:value-type="float" office:value="411.137953546676" calcext:value-type="float">
            <text:p>411.137953546676</text:p>
          </table:table-cell>
          <table:table-cell/>
          <table:table-cell table:formula="of:=ABS([.B31]-[.E31])" office:value-type="float" office:value="0.297883018367287" calcext:value-type="float">
            <text:p>0.297883018367287</text:p>
          </table:table-cell>
          <table:table-cell table:formula="of:=ABS([.C31]-[.F31])" office:value-type="float" office:value="0.554299700521938" calcext:value-type="float">
            <text:p>0.554299700521938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3.083653846154" calcext:value-type="float">
            <text:p>183.1</text:p>
          </table:table-cell>
          <table:table-cell table:style-name="ce2" office:value-type="float" office:value="399.814423076923" calcext:value-type="float">
            <text:p>399.8</text:p>
          </table:table-cell>
          <table:table-cell/>
          <table:table-cell table:formula="of:=520*EXP(-0.1042*([.A32]-20))" office:value-type="float" office:value="183.429209097258" calcext:value-type="float">
            <text:p>183.429209097258</text:p>
          </table:table-cell>
          <table:table-cell table:formula="of:=520*EXP(-0.0261*([.A32]-20))" office:value-type="float" office:value="400.546078199841" calcext:value-type="float">
            <text:p>400.546078199841</text:p>
          </table:table-cell>
          <table:table-cell/>
          <table:table-cell table:formula="of:=ABS([.B32]-[.E32])" office:value-type="float" office:value="0.345555251104344" calcext:value-type="float">
            <text:p>0.345555251104344</text:p>
          </table:table-cell>
          <table:table-cell table:formula="of:=ABS([.C32]-[.F32])" office:value-type="float" office:value="0.731655122918198" calcext:value-type="float">
            <text:p>0.731655122918198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.583653846154" calcext:value-type="float">
            <text:p>165.6</text:p>
          </table:table-cell>
          <table:table-cell table:style-name="ce2" office:value-type="float" office:value="390.391346153846" calcext:value-type="float">
            <text:p>390.4</text:p>
          </table:table-cell>
          <table:table-cell/>
          <table:table-cell table:formula="of:=520*EXP(-0.1042*([.A33]-20))" office:value-type="float" office:value="165.277984621709" calcext:value-type="float">
            <text:p>165.277984621709</text:p>
          </table:table-cell>
          <table:table-cell table:formula="of:=520*EXP(-0.0261*([.A33]-20))" office:value-type="float" office:value="390.227074336641" calcext:value-type="float">
            <text:p>390.227074336641</text:p>
          </table:table-cell>
          <table:table-cell/>
          <table:table-cell table:formula="of:=ABS([.B33]-[.E33])" office:value-type="float" office:value="0.305669224445381" calcext:value-type="float">
            <text:p>0.305669224445381</text:p>
          </table:table-cell>
          <table:table-cell table:formula="of:=ABS([.C33]-[.F33])" office:value-type="float" office:value="0.164271817204735" calcext:value-type="float">
            <text:p>0.164271817204735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379.622115384615" calcext:value-type="float">
            <text:p>379.6</text:p>
          </table:table-cell>
          <table:table-cell/>
          <table:table-cell table:formula="of:=520*EXP(-0.1042*([.A34]-20))" office:value-type="float" office:value="148.922913286563" calcext:value-type="float">
            <text:p>148.922913286563</text:p>
          </table:table-cell>
          <table:table-cell table:formula="of:=520*EXP(-0.0261*([.A34]-20))" office:value-type="float" office:value="380.173912149404" calcext:value-type="float">
            <text:p>380.173912149404</text:p>
          </table:table-cell>
          <table:table-cell/>
          <table:table-cell table:formula="of:=ABS([.B34]-[.E34])" office:value-type="float" office:value="0.506894405745499" calcext:value-type="float">
            <text:p>0.506894405745499</text:p>
          </table:table-cell>
          <table:table-cell table:formula="of:=ABS([.C34]-[.F34])" office:value-type="float" office:value="0.551796764788605" calcext:value-type="float">
            <text:p>0.551796764788605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.622115384615" calcext:value-type="float">
            <text:p>134.6</text:p>
          </table:table-cell>
          <table:table-cell table:style-name="ce2" office:value-type="float" office:value="370.199038461538" calcext:value-type="float">
            <text:p>370.2</text:p>
          </table:table-cell>
          <table:table-cell/>
          <table:table-cell table:formula="of:=520*EXP(-0.1042*([.A35]-20))" office:value-type="float" office:value="134.186256884234" calcext:value-type="float">
            <text:p>134.186256884234</text:p>
          </table:table-cell>
          <table:table-cell table:formula="of:=520*EXP(-0.0261*([.A35]-20))" office:value-type="float" office:value="370.379742934744" calcext:value-type="float">
            <text:p>370.379742934744</text:p>
          </table:table-cell>
          <table:table-cell/>
          <table:table-cell table:formula="of:=ABS([.B35]-[.E35])" office:value-type="float" office:value="0.435858500381329" calcext:value-type="float">
            <text:p>0.435858500381329</text:p>
          </table:table-cell>
          <table:table-cell table:formula="of:=ABS([.C35]-[.F35])" office:value-type="float" office:value="0.180704473205992" calcext:value-type="float">
            <text:p>0.180704473205992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.160576923077" calcext:value-type="float">
            <text:p>121.2</text:p>
          </table:table-cell>
          <table:table-cell table:style-name="ce2" office:value-type="float" office:value="360.775961538461" calcext:value-type="float">
            <text:p>360.8</text:p>
          </table:table-cell>
          <table:table-cell/>
          <table:table-cell table:formula="of:=520*EXP(-0.1042*([.A36]-20))" office:value-type="float" office:value="120.907865278957" calcext:value-type="float">
            <text:p>120.907865278957</text:p>
          </table:table-cell>
          <table:table-cell table:formula="of:=520*EXP(-0.0261*([.A36]-20))" office:value-type="float" office:value="360.837894427897" calcext:value-type="float">
            <text:p>360.837894427897</text:p>
          </table:table-cell>
          <table:table-cell/>
          <table:table-cell table:formula="of:=ABS([.B36]-[.E36])" office:value-type="float" office:value="0.252711644119657" calcext:value-type="float">
            <text:p>0.252711644119657</text:p>
          </table:table-cell>
          <table:table-cell table:formula="of:=ABS([.C36]-[.F36])" office:value-type="float" office:value="0.0619328894359796" calcext:value-type="float">
            <text:p>0.06193288943598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351.352884615385" calcext:value-type="float">
            <text:p>351.4</text:p>
          </table:table-cell>
          <table:table-cell/>
          <table:table-cell table:formula="of:=520*EXP(-0.1042*([.A37]-20))" office:value-type="float" office:value="108.943435980381" calcext:value-type="float">
            <text:p>108.943435980381</text:p>
          </table:table-cell>
          <table:table-cell table:formula="of:=520*EXP(-0.0261*([.A37]-20))" office:value-type="float" office:value="351.541866257244" calcext:value-type="float">
            <text:p>351.541866257244</text:p>
          </table:table-cell>
          <table:table-cell/>
          <table:table-cell table:formula="of:=ABS([.B37]-[.E37])" office:value-type="float" office:value="0.101756327310753" calcext:value-type="float">
            <text:p>0.101756327310753</text:p>
          </table:table-cell>
          <table:table-cell table:formula="of:=ABS([.C37]-[.F37])" office:value-type="float" office:value="0.188981641858788" calcext:value-type="float">
            <text:p>0.188981641858788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.2692307692308" calcext:value-type="float">
            <text:p>98.3</text:p>
          </table:table-cell>
          <table:table-cell table:style-name="ce2" office:value-type="float" office:value="341.929807692308" calcext:value-type="float">
            <text:p>341.9</text:p>
          </table:table-cell>
          <table:table-cell/>
          <table:table-cell table:formula="of:=520*EXP(-0.1042*([.A38]-20))" office:value-type="float" office:value="98.1629459409291" calcext:value-type="float">
            <text:p>98.1629459409291</text:p>
          </table:table-cell>
          <table:table-cell table:formula="of:=520*EXP(-0.0261*([.A38]-20))" office:value-type="float" office:value="342.485325515943" calcext:value-type="float">
            <text:p>342.485325515943</text:p>
          </table:table-cell>
          <table:table-cell/>
          <table:table-cell table:formula="of:=ABS([.B38]-[.E38])" office:value-type="float" office:value="0.106284828301725" calcext:value-type="float">
            <text:p>0.106284828301725</text:p>
          </table:table-cell>
          <table:table-cell table:formula="of:=ABS([.C38]-[.F38])" office:value-type="float" office:value="0.555517823635284" calcext:value-type="float">
            <text:p>0.555517823635284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.8461538461538" calcext:value-type="float">
            <text:p>88.8</text:p>
          </table:table-cell>
          <table:table-cell table:style-name="ce2" office:value-type="float" office:value="333.852884615385" calcext:value-type="float">
            <text:p>333.9</text:p>
          </table:table-cell>
          <table:table-cell/>
          <table:table-cell table:formula="of:=520*EXP(-0.1042*([.A39]-20))" office:value-type="float" office:value="88.4492385345458" calcext:value-type="float">
            <text:p>88.4492385345458</text:p>
          </table:table-cell>
          <table:table-cell table:formula="of:=520*EXP(-0.0261*([.A39]-20))" office:value-type="float" office:value="333.662102447647" calcext:value-type="float">
            <text:p>333.662102447647</text:p>
          </table:table-cell>
          <table:table-cell/>
          <table:table-cell table:formula="of:=ABS([.B39]-[.E39])" office:value-type="float" office:value="0.39691531160797" calcext:value-type="float">
            <text:p>0.39691531160797</text:p>
          </table:table-cell>
          <table:table-cell table:formula="of:=ABS([.C39]-[.F39])" office:value-type="float" office:value="0.190782167737666" calcext:value-type="float">
            <text:p>0.190782167737666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324.429807692308" calcext:value-type="float">
            <text:p>324.4</text:p>
          </table:table-cell>
          <table:table-cell/>
          <table:table-cell table:formula="of:=520*EXP(-0.1042*([.A40]-20))" office:value-type="float" office:value="79.6967503608617" calcext:value-type="float">
            <text:p>79.6967503608617</text:p>
          </table:table-cell>
          <table:table-cell table:formula="of:=520*EXP(-0.0261*([.A40]-20))" office:value-type="float" office:value="325.066186243363" calcext:value-type="float">
            <text:p>325.066186243363</text:p>
          </table:table-cell>
          <table:table-cell/>
          <table:table-cell table:formula="of:=ABS([.B40]-[.E40])" office:value-type="float" office:value="0.273673437784794" calcext:value-type="float">
            <text:p>0.273673437784794</text:p>
          </table:table-cell>
          <table:table-cell table:formula="of:=ABS([.C40]-[.F40])" office:value-type="float" office:value="0.636378551054747" calcext:value-type="float">
            <text:p>0.636378551054747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6923076923077" calcext:value-type="float">
            <text:p>72.7</text:p>
          </table:table-cell>
          <table:table-cell table:style-name="ce2" office:value-type="float" office:value="316.352884615385" calcext:value-type="float">
            <text:p>316.4</text:p>
          </table:table-cell>
          <table:table-cell/>
          <table:table-cell table:formula="of:=520*EXP(-0.1042*([.A41]-20))" office:value-type="float" office:value="71.8103640383604" calcext:value-type="float">
            <text:p>71.8103640383604</text:p>
          </table:table-cell>
          <table:table-cell table:formula="of:=520*EXP(-0.0261*([.A41]-20))" office:value-type="float" office:value="316.691720946595" calcext:value-type="float">
            <text:p>316.691720946595</text:p>
          </table:table-cell>
          <table:table-cell/>
          <table:table-cell table:formula="of:=ABS([.B41]-[.E41])" office:value-type="float" office:value="0.881943653947303" calcext:value-type="float">
            <text:p>0.881943653947303</text:p>
          </table:table-cell>
          <table:table-cell table:formula="of:=ABS([.C41]-[.F41])" office:value-type="float" office:value="0.338836331210189" calcext:value-type="float">
            <text:p>0.338836331210189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6153846153846" calcext:value-type="float">
            <text:p>64.6</text:p>
          </table:table-cell>
          <table:table-cell table:style-name="ce2" office:value-type="float" office:value="308.275961538462" calcext:value-type="float">
            <text:p>308.3</text:p>
          </table:table-cell>
          <table:table-cell/>
          <table:table-cell table:formula="of:=520*EXP(-0.1042*([.A42]-20))" office:value-type="float" office:value="64.7043745193187" calcext:value-type="float">
            <text:p>64.7043745193187</text:p>
          </table:table-cell>
          <table:table-cell table:formula="of:=520*EXP(-0.0261*([.A42]-20))" office:value-type="float" office:value="308.533001463987" calcext:value-type="float">
            <text:p>308.533001463987</text:p>
          </table:table-cell>
          <table:table-cell/>
          <table:table-cell table:formula="of:=ABS([.B42]-[.E42])" office:value-type="float" office:value="0.0889899039340918" calcext:value-type="float">
            <text:p>0.088989903934092</text:p>
          </table:table-cell>
          <table:table-cell table:formula="of:=ABS([.C42]-[.F42])" office:value-type="float" office:value="0.257039925525021" calcext:value-type="float">
            <text:p>0.257039925525021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300.199038461538" calcext:value-type="float">
            <text:p>300.2</text:p>
          </table:table-cell>
          <table:table-cell/>
          <table:table-cell table:formula="of:=520*EXP(-0.1042*([.A43]-20))" office:value-type="float" office:value="58.3015576929785" calcext:value-type="float">
            <text:p>58.3015576929785</text:p>
          </table:table-cell>
          <table:table-cell table:formula="of:=520*EXP(-0.0261*([.A43]-20))" office:value-type="float" office:value="300.58446967873" calcext:value-type="float">
            <text:p>300.58446967873</text:p>
          </table:table-cell>
          <table:table-cell/>
          <table:table-cell table:formula="of:=ABS([.B43]-[.E43])" office:value-type="float" office:value="0.929211537790671" calcext:value-type="float">
            <text:p>0.929211537790671</text:p>
          </table:table-cell>
          <table:table-cell table:formula="of:=ABS([.C43]-[.F43])" office:value-type="float" office:value="0.385431217191865" calcext:value-type="float">
            <text:p>0.385431217191865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.5" calcext:value-type="float">
            <text:p>52.5</text:p>
          </table:table-cell>
          <table:table-cell table:style-name="ce2" office:value-type="float" office:value="293.468269230769" calcext:value-type="float">
            <text:p>293.5</text:p>
          </table:table-cell>
          <table:table-cell/>
          <table:table-cell table:formula="of:=520*EXP(-0.1042*([.A44]-20))" office:value-type="float" office:value="52.5323311550264" calcext:value-type="float">
            <text:p>52.5323311550264</text:p>
          </table:table-cell>
          <table:table-cell table:formula="of:=520*EXP(-0.0261*([.A44]-20))" office:value-type="float" office:value="292.840710664105" calcext:value-type="float">
            <text:p>292.840710664105</text:p>
          </table:table-cell>
          <table:table-cell/>
          <table:table-cell table:formula="of:=ABS([.B44]-[.E44])" office:value-type="float" office:value="0.0323311550264194" calcext:value-type="float">
            <text:p>0.032331155026419</text:p>
          </table:table-cell>
          <table:table-cell table:formula="of:=ABS([.C44]-[.F44])" office:value-type="float" office:value="0.627558566664106" calcext:value-type="float">
            <text:p>0.627558566664106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.1153846153846" calcext:value-type="float">
            <text:p>47.1</text:p>
          </table:table-cell>
          <table:table-cell table:style-name="ce2" office:value-type="float" office:value="285.391346153846" calcext:value-type="float">
            <text:p>285.4</text:p>
          </table:table-cell>
          <table:table-cell/>
          <table:table-cell table:formula="of:=520*EXP(-0.1042*([.A45]-20))" office:value-type="float" office:value="47.3339980230703" calcext:value-type="float">
            <text:p>47.3339980230703</text:p>
          </table:table-cell>
          <table:table-cell table:formula="of:=520*EXP(-0.0261*([.A45]-20))" office:value-type="float" office:value="285.296448994571" calcext:value-type="float">
            <text:p>285.296448994571</text:p>
          </table:table-cell>
          <table:table-cell/>
          <table:table-cell table:formula="of:=ABS([.B45]-[.E45])" office:value-type="float" office:value="0.218613407685645" calcext:value-type="float">
            <text:p>0.218613407685645</text:p>
          </table:table-cell>
          <table:table-cell table:formula="of:=ABS([.C45]-[.F45])" office:value-type="float" office:value="0.0948971592746943" calcext:value-type="float">
            <text:p>0.094897159274694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278.660576923077" calcext:value-type="float">
            <text:p>278.7</text:p>
          </table:table-cell>
          <table:table-cell/>
          <table:table-cell table:formula="of:=520*EXP(-0.1042*([.A46]-20))" office:value-type="float" office:value="42.650065580302" calcext:value-type="float">
            <text:p>42.650065580302</text:p>
          </table:table-cell>
          <table:table-cell table:formula="of:=520*EXP(-0.0261*([.A46]-20))" office:value-type="float" office:value="277.946545151889" calcext:value-type="float">
            <text:p>277.946545151889</text:p>
          </table:table-cell>
          <table:table-cell/>
          <table:table-cell table:formula="of:=ABS([.B46]-[.E46])" office:value-type="float" office:value="0.426857496621153" calcext:value-type="float">
            <text:p>0.426857496621153</text:p>
          </table:table-cell>
          <table:table-cell table:formula="of:=ABS([.C46]-[.F46])" office:value-type="float" office:value="0.714031771187649" calcext:value-type="float">
            <text:p>0.71403177118764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.0384615384615" calcext:value-type="float">
            <text:p>39.0</text:p>
          </table:table-cell>
          <table:table-cell table:style-name="ce2" office:value-type="float" office:value="270.583653846154" calcext:value-type="float">
            <text:p>270.6</text:p>
          </table:table-cell>
          <table:table-cell/>
          <table:table-cell table:formula="of:=520*EXP(-0.1042*([.A47]-20))" office:value-type="float" office:value="38.4296313427291" calcext:value-type="float">
            <text:p>38.4296313427291</text:p>
          </table:table-cell>
          <table:table-cell table:formula="of:=520*EXP(-0.0261*([.A47]-20))" office:value-type="float" office:value="270.785992023831" calcext:value-type="float">
            <text:p>270.785992023831</text:p>
          </table:table-cell>
          <table:table-cell/>
          <table:table-cell table:formula="of:=ABS([.B47]-[.E47])" office:value-type="float" office:value="0.608830195732402" calcext:value-type="float">
            <text:p>0.608830195732402</text:p>
          </table:table-cell>
          <table:table-cell table:formula="of:=ABS([.C47]-[.F47])" office:value-type="float" office:value="0.202338177676836" calcext:value-type="float">
            <text:p>0.202338177676836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.0</text:p>
          </table:table-cell>
          <table:table-cell table:style-name="ce2" office:value-type="float" office:value="263.852884615385" calcext:value-type="float">
            <text:p>263.9</text:p>
          </table:table-cell>
          <table:table-cell/>
          <table:table-cell table:formula="of:=520*EXP(-0.1042*([.A48]-20))" office:value-type="float" office:value="34.6268298780799" calcext:value-type="float">
            <text:p>34.6268298780799</text:p>
          </table:table-cell>
          <table:table-cell table:formula="of:=520*EXP(-0.0261*([.A48]-20))" office:value-type="float" office:value="263.809911493091" calcext:value-type="float">
            <text:p>263.809911493091</text:p>
          </table:table-cell>
          <table:table-cell/>
          <table:table-cell table:formula="of:=ABS([.B48]-[.E48])" office:value-type="float" office:value="0.373170121920104" calcext:value-type="float">
            <text:p>0.373170121920104</text:p>
          </table:table-cell>
          <table:table-cell table:formula="of:=ABS([.C48]-[.F48])" office:value-type="float" office:value="0.0429731222944838" calcext:value-type="float">
            <text:p>0.042973122294484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.9615384615384" calcext:value-type="float">
            <text:p>31.0</text:p>
          </table:table-cell>
          <table:table-cell table:style-name="ce2" office:value-type="float" office:value="257.122115384615" calcext:value-type="float">
            <text:p>257.1</text:p>
          </table:table-cell>
          <table:table-cell/>
          <table:table-cell table:formula="of:=520*EXP(-0.1042*([.A49]-20))" office:value-type="float" office:value="31.2003343647048" calcext:value-type="float">
            <text:p>31.2003343647048</text:p>
          </table:table-cell>
          <table:table-cell table:formula="of:=520*EXP(-0.0261*([.A49]-20))" office:value-type="float" office:value="257.013551114075" calcext:value-type="float">
            <text:p>257.013551114075</text:p>
          </table:table-cell>
          <table:table-cell/>
          <table:table-cell table:formula="of:=ABS([.B49]-[.E49])" office:value-type="float" office:value="0.238795903166384" calcext:value-type="float">
            <text:p>0.238795903166384</text:p>
          </table:table-cell>
          <table:table-cell table:formula="of:=ABS([.C49]-[.F49])" office:value-type="float" office:value="0.108564270540398" calcext:value-type="float">
            <text:p>0.108564270540398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.2692307692307" calcext:value-type="float">
            <text:p>28.3</text:p>
          </table:table-cell>
          <table:table-cell table:style-name="ce2" office:value-type="float" office:value="250.391346153846" calcext:value-type="float">
            <text:p>250.4</text:p>
          </table:table-cell>
          <table:table-cell/>
          <table:table-cell table:formula="of:=520*EXP(-0.1042*([.A50]-20))" office:value-type="float" office:value="28.1129074736817" calcext:value-type="float">
            <text:p>28.1129074736817</text:p>
          </table:table-cell>
          <table:table-cell table:formula="of:=520*EXP(-0.0261*([.A50]-20))" office:value-type="float" office:value="250.392280875304" calcext:value-type="float">
            <text:p>250.392280875304</text:p>
          </table:table-cell>
          <table:table-cell/>
          <table:table-cell table:formula="of:=ABS([.B50]-[.E50])" office:value-type="float" office:value="0.156323295548972" calcext:value-type="float">
            <text:p>0.156323295548972</text:p>
          </table:table-cell>
          <table:table-cell table:formula="of:=ABS([.C50]-[.F50])" office:value-type="float" office:value="0.000934721458065724" calcext:value-type="float">
            <text:p>0.000934721458066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5769230769231" calcext:value-type="float">
            <text:p>25.6</text:p>
          </table:table-cell>
          <table:table-cell table:style-name="ce2" office:value-type="float" office:value="243.660576923077" calcext:value-type="float">
            <text:p>243.7</text:p>
          </table:table-cell>
          <table:table-cell/>
          <table:table-cell table:formula="of:=520*EXP(-0.1042*([.A51]-20))" office:value-type="float" office:value="25.3309966933513" calcext:value-type="float">
            <text:p>25.3309966933513</text:p>
          </table:table-cell>
          <table:table-cell table:formula="of:=520*EXP(-0.0261*([.A51]-20))" office:value-type="float" office:value="243.941590045225" calcext:value-type="float">
            <text:p>243.941590045225</text:p>
          </table:table-cell>
          <table:table-cell/>
          <table:table-cell table:formula="of:=ABS([.B51]-[.E51])" office:value-type="float" office:value="0.245926383571845" calcext:value-type="float">
            <text:p>0.245926383571845</text:p>
          </table:table-cell>
          <table:table-cell table:formula="of:=ABS([.C51]-[.F51])" office:value-type="float" office:value="0.281013122148352" calcext:value-type="float">
            <text:p>0.281013122148352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38.275961538462" calcext:value-type="float">
            <text:p>238.3</text:p>
          </table:table-cell>
          <table:table-cell/>
          <table:table-cell table:formula="of:=520*EXP(-0.1042*([.A52]-20))" office:value-type="float" office:value="22.8243696984835" calcext:value-type="float">
            <text:p>22.8243696984835</text:p>
          </table:table-cell>
          <table:table-cell table:formula="of:=520*EXP(-0.0261*([.A52]-20))" office:value-type="float" office:value="237.65708409928" calcext:value-type="float">
            <text:p>237.65708409928</text:p>
          </table:table-cell>
          <table:table-cell/>
          <table:table-cell table:formula="of:=ABS([.B52]-[.E52])" office:value-type="float" office:value="0.0602456861318856" calcext:value-type="float">
            <text:p>0.060245686131886</text:p>
          </table:table-cell>
          <table:table-cell table:formula="of:=ABS([.C52]-[.F52])" office:value-type="float" office:value="0.618877439181517" calcext:value-type="float">
            <text:p>0.6188774391815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.5384615384615" calcext:value-type="float">
            <text:p>21.5</text:p>
          </table:table-cell>
          <table:table-cell table:style-name="ce2" office:value-type="float" office:value="231.545192307692" calcext:value-type="float">
            <text:p>231.5</text:p>
          </table:table-cell>
          <table:table-cell/>
          <table:table-cell table:formula="of:=520*EXP(-0.1042*([.A53]-20))" office:value-type="float" office:value="20.5657858014639" calcext:value-type="float">
            <text:p>20.5657858014639</text:p>
          </table:table-cell>
          <table:table-cell table:formula="of:=520*EXP(-0.0261*([.A53]-20))" office:value-type="float" office:value="231.534481726143" calcext:value-type="float">
            <text:p>231.534481726143</text:p>
          </table:table-cell>
          <table:table-cell/>
          <table:table-cell table:formula="of:=ABS([.B53]-[.E53])" office:value-type="float" office:value="0.972675736997594" calcext:value-type="float">
            <text:p>0.972675736997594</text:p>
          </table:table-cell>
          <table:table-cell table:formula="of:=ABS([.C53]-[.F53])" office:value-type="float" office:value="0.0107105815490911" calcext:value-type="float">
            <text:p>0.010710581549091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8461538461538" calcext:value-type="float">
            <text:p>18.8</text:p>
          </table:table-cell>
          <table:table-cell table:style-name="ce2" office:value-type="float" office:value="226.160576923077" calcext:value-type="float">
            <text:p>226.2</text:p>
          </table:table-cell>
          <table:table-cell/>
          <table:table-cell table:formula="of:=520*EXP(-0.1042*([.A54]-20))" office:value-type="float" office:value="18.5306999150034" calcext:value-type="float">
            <text:p>18.5306999150034</text:p>
          </table:table-cell>
          <table:table-cell table:formula="of:=520*EXP(-0.0261*([.A54]-20))" office:value-type="float" office:value="225.56961191108" calcext:value-type="float">
            <text:p>225.56961191108</text:p>
          </table:table-cell>
          <table:table-cell/>
          <table:table-cell table:formula="of:=ABS([.B54]-[.E54])" office:value-type="float" office:value="0.315453931150412" calcext:value-type="float">
            <text:p>0.315453931150412</text:p>
          </table:table-cell>
          <table:table-cell table:formula="of:=ABS([.C54]-[.F54])" office:value-type="float" office:value="0.590965011996985" calcext:value-type="float">
            <text:p>0.590965011996985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219.429807692308" calcext:value-type="float">
            <text:p>219.4</text:p>
          </table:table-cell>
          <table:table-cell/>
          <table:table-cell table:formula="of:=520*EXP(-0.1042*([.A55]-20))" office:value-type="float" office:value="16.696995809198" calcext:value-type="float">
            <text:p>16.696995809198</text:p>
          </table:table-cell>
          <table:table-cell table:formula="of:=520*EXP(-0.0261*([.A55]-20))" office:value-type="float" office:value="219.758411094455" calcext:value-type="float">
            <text:p>219.758411094455</text:p>
          </table:table-cell>
          <table:table-cell/>
          <table:table-cell table:formula="of:=ABS([.B55]-[.E55])" office:value-type="float" office:value="0.803004190801996" calcext:value-type="float">
            <text:p>0.803004190801996</text:p>
          </table:table-cell>
          <table:table-cell table:formula="of:=ABS([.C55]-[.F55])" office:value-type="float" office:value="0.328603402146825" calcext:value-type="float">
            <text:p>0.328603402146825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1538461538461" calcext:value-type="float">
            <text:p>16.2</text:p>
          </table:table-cell>
          <table:table-cell table:style-name="ce2" office:value-type="float" office:value="214.045192307692" calcext:value-type="float">
            <text:p>214.0</text:p>
          </table:table-cell>
          <table:table-cell/>
          <table:table-cell table:formula="of:=520*EXP(-0.1042*([.A56]-20))" office:value-type="float" office:value="15.0447457641173" calcext:value-type="float">
            <text:p>15.0447457641173</text:p>
          </table:table-cell>
          <table:table-cell table:formula="of:=520*EXP(-0.0261*([.A56]-20))" office:value-type="float" office:value="214.096920403431" calcext:value-type="float">
            <text:p>214.096920403431</text:p>
          </table:table-cell>
          <table:table-cell/>
          <table:table-cell table:formula="of:=ABS([.B56]-[.E56])" office:value-type="float" office:value="1.10910038972882" calcext:value-type="float">
            <text:p>1.10910038972882</text:p>
          </table:table-cell>
          <table:table-cell table:formula="of:=ABS([.C56]-[.F56])" office:value-type="float" office:value="0.0517280957394064" calcext:value-type="float">
            <text:p>0.051728095739406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4615384615384" calcext:value-type="float">
            <text:p>13.5</text:p>
          </table:table-cell>
          <table:table-cell table:style-name="ce2" office:value-type="float" office:value="208.660576923077" calcext:value-type="float">
            <text:p>208.7</text:p>
          </table:table-cell>
          <table:table-cell/>
          <table:table-cell table:formula="of:=520*EXP(-0.1042*([.A57]-20))" office:value-type="float" office:value="13.5559940059539" calcext:value-type="float">
            <text:p>13.5559940059539</text:p>
          </table:table-cell>
          <table:table-cell table:formula="of:=520*EXP(-0.0261*([.A57]-20))" office:value-type="float" office:value="208.581282954998" calcext:value-type="float">
            <text:p>208.581282954998</text:p>
          </table:table-cell>
          <table:table-cell/>
          <table:table-cell table:formula="of:=ABS([.B57]-[.E57])" office:value-type="float" office:value="0.0944555444154602" calcext:value-type="float">
            <text:p>0.09445554441546</text:p>
          </table:table-cell>
          <table:table-cell table:formula="of:=ABS([.C57]-[.F57])" office:value-type="float" office:value="0.079293968079071" calcext:value-type="float">
            <text:p>0.079293968079071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203.275961538462" calcext:value-type="float">
            <text:p>203.3</text:p>
          </table:table-cell>
          <table:table-cell/>
          <table:table-cell table:formula="of:=520*EXP(-0.1042*([.A58]-20))" office:value-type="float" office:value="12.2145615732337" calcext:value-type="float">
            <text:p>12.2145615732337</text:p>
          </table:table-cell>
          <table:table-cell table:formula="of:=520*EXP(-0.0261*([.A58]-20))" office:value-type="float" office:value="203.20774122847" calcext:value-type="float">
            <text:p>203.20774122847</text:p>
          </table:table-cell>
          <table:table-cell/>
          <table:table-cell table:formula="of:=ABS([.B58]-[.E58])" office:value-type="float" office:value="0.0991769578490747" calcext:value-type="float">
            <text:p>0.099176957849075</text:p>
          </table:table-cell>
          <table:table-cell table:formula="of:=ABS([.C58]-[.F58])" office:value-type="float" office:value="0.0682203099916308" calcext:value-type="float">
            <text:p>0.068220309991631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97.891346153846" calcext:value-type="float">
            <text:p>197.9</text:p>
          </table:table-cell>
          <table:table-cell/>
          <table:table-cell table:formula="of:=520*EXP(-0.1042*([.A59]-20))" office:value-type="float" office:value="11.0058704924766" calcext:value-type="float">
            <text:p>11.0058704924766</text:p>
          </table:table-cell>
          <table:table-cell table:formula="of:=520*EXP(-0.0261*([.A59]-20))" office:value-type="float" office:value="197.972634505686" calcext:value-type="float">
            <text:p>197.972634505686</text:p>
          </table:table-cell>
          <table:table-cell/>
          <table:table-cell table:formula="of:=ABS([.B59]-[.E59])" office:value-type="float" office:value="1.10951412290804" calcext:value-type="float">
            <text:p>1.10951412290804</text:p>
          </table:table-cell>
          <table:table-cell table:formula="of:=ABS([.C59]-[.F59])" office:value-type="float" office:value="0.0812883518404703" calcext:value-type="float">
            <text:p>0.08128835184047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7692307692308" calcext:value-type="float">
            <text:p>10.8</text:p>
          </table:table-cell>
          <table:table-cell table:style-name="ce2" office:value-type="float" office:value="193.852884615385" calcext:value-type="float">
            <text:p>193.9</text:p>
          </table:table-cell>
          <table:table-cell/>
          <table:table-cell table:formula="of:=520*EXP(-0.1042*([.A60]-20))" office:value-type="float" office:value="9.91678535254201" calcext:value-type="float">
            <text:p>9.91678535254201</text:p>
          </table:table-cell>
          <table:table-cell table:formula="of:=520*EXP(-0.0261*([.A60]-20))" office:value-type="float" office:value="192.872396377146" calcext:value-type="float">
            <text:p>192.872396377146</text:p>
          </table:table-cell>
          <table:table-cell/>
          <table:table-cell table:formula="of:=ABS([.B60]-[.E60])" office:value-type="float" office:value="0.852445416688793" calcext:value-type="float">
            <text:p>0.852445416688793</text:p>
          </table:table-cell>
          <table:table-cell table:formula="of:=ABS([.C60]-[.F60])" office:value-type="float" office:value="0.980488238238593" calcext:value-type="float">
            <text:p>0.980488238238593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42307692307691" calcext:value-type="float">
            <text:p>9.4</text:p>
          </table:table-cell>
          <table:table-cell table:style-name="ce2" office:value-type="float" office:value="188.468269230769" calcext:value-type="float">
            <text:p>188.5</text:p>
          </table:table-cell>
          <table:table-cell/>
          <table:table-cell table:formula="of:=520*EXP(-0.1042*([.A61]-20))" office:value-type="float" office:value="8.9354705559744" calcext:value-type="float">
            <text:p>8.9354705559744</text:p>
          </table:table-cell>
          <table:table-cell table:formula="of:=520*EXP(-0.0261*([.A61]-20))" office:value-type="float" office:value="187.903552312401" calcext:value-type="float">
            <text:p>187.903552312401</text:p>
          </table:table-cell>
          <table:table-cell/>
          <table:table-cell table:formula="of:=ABS([.B61]-[.E61])" office:value-type="float" office:value="0.48760636710251" calcext:value-type="float">
            <text:p>0.48760636710251</text:p>
          </table:table-cell>
          <table:table-cell table:formula="of:=ABS([.C61]-[.F61])" office:value-type="float" office:value="0.564716918368191" calcext:value-type="float">
            <text:p>0.564716918368191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83.083653846154" calcext:value-type="float">
            <text:p>183.1</text:p>
          </table:table-cell>
          <table:table-cell/>
          <table:table-cell table:formula="of:=520*EXP(-0.1042*([.A62]-20))" office:value-type="float" office:value="8.05126169603127" calcext:value-type="float">
            <text:p>8.05126169603127</text:p>
          </table:table-cell>
          <table:table-cell table:formula="of:=520*EXP(-0.0261*([.A62]-20))" office:value-type="float" office:value="183.062717293032" calcext:value-type="float">
            <text:p>183.062717293032</text:p>
          </table:table-cell>
          <table:table-cell/>
          <table:table-cell table:formula="of:=ABS([.B62]-[.E62])" office:value-type="float" office:value="0.0256613808918011" calcext:value-type="float">
            <text:p>0.025661380891801</text:p>
          </table:table-cell>
          <table:table-cell table:formula="of:=ABS([.C62]-[.F62])" office:value-type="float" office:value="0.0209365531219987" calcext:value-type="float">
            <text:p>0.020936553121999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79.045192307692" calcext:value-type="float">
            <text:p>179.0</text:p>
          </table:table-cell>
          <table:table-cell/>
          <table:table-cell table:formula="of:=520*EXP(-0.1042*([.A63]-20))" office:value-type="float" office:value="7.25454966158875" calcext:value-type="float">
            <text:p>7.25454966158875</text:p>
          </table:table-cell>
          <table:table-cell table:formula="of:=520*EXP(-0.0261*([.A63]-20))" office:value-type="float" office:value="178.346593506614" calcext:value-type="float">
            <text:p>178.346593506614</text:p>
          </table:table-cell>
          <table:table-cell/>
          <table:table-cell table:formula="of:=ABS([.B63]-[.E63])" office:value-type="float" office:value="0.822373415334319" calcext:value-type="float">
            <text:p>0.822373415334319</text:p>
          </table:table-cell>
          <table:table-cell table:formula="of:=ABS([.C63]-[.F63])" office:value-type="float" office:value="0.698598801077907" calcext:value-type="float">
            <text:p>0.698598801077907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73.660576923077" calcext:value-type="float">
            <text:p>173.7</text:p>
          </table:table-cell>
          <table:table-cell/>
          <table:table-cell table:formula="of:=520*EXP(-0.1042*([.A64]-20))" office:value-type="float" office:value="6.53667621043789" calcext:value-type="float">
            <text:p>6.53667621043789</text:p>
          </table:table-cell>
          <table:table-cell table:formula="of:=520*EXP(-0.0261*([.A64]-20))" office:value-type="float" office:value="173.751968100083" calcext:value-type="float">
            <text:p>173.751968100083</text:p>
          </table:table-cell>
          <table:table-cell/>
          <table:table-cell table:formula="of:=ABS([.B64]-[.E64])" office:value-type="float" office:value="0.194093020331328" calcext:value-type="float">
            <text:p>0.194093020331328</text:p>
          </table:table-cell>
          <table:table-cell table:formula="of:=ABS([.C64]-[.F64])" office:value-type="float" office:value="0.0913911770062441" calcext:value-type="float">
            <text:p>0.091391177006244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69.622115384615" calcext:value-type="float">
            <text:p>169.6</text:p>
          </table:table-cell>
          <table:table-cell/>
          <table:table-cell table:formula="of:=520*EXP(-0.1042*([.A65]-20))" office:value-type="float" office:value="5.88983987611813" calcext:value-type="float">
            <text:p>5.88983987611813</text:p>
          </table:table-cell>
          <table:table-cell table:formula="of:=520*EXP(-0.0261*([.A65]-20))" office:value-type="float" office:value="169.275710990985" calcext:value-type="float">
            <text:p>169.275710990985</text:p>
          </table:table-cell>
          <table:table-cell/>
          <table:table-cell table:formula="of:=ABS([.B65]-[.E65])" office:value-type="float" office:value="0.840929354651091" calcext:value-type="float">
            <text:p>0.840929354651091</text:p>
          </table:table-cell>
          <table:table-cell table:formula="of:=ABS([.C65]-[.F65])" office:value-type="float" office:value="0.346404393629712" calcext:value-type="float">
            <text:p>0.346404393629712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5.583653846154" calcext:value-type="float">
            <text:p>165.6</text:p>
          </table:table-cell>
          <table:table-cell/>
          <table:table-cell table:formula="of:=520*EXP(-0.1042*([.A66]-20))" office:value-type="float" office:value="5.30701118573338" calcext:value-type="float">
            <text:p>5.30701118573338</text:p>
          </table:table-cell>
          <table:table-cell table:formula="of:=520*EXP(-0.0261*([.A66]-20))" office:value-type="float" office:value="164.914772735112" calcext:value-type="float">
            <text:p>164.914772735112</text:p>
          </table:table-cell>
          <table:table-cell/>
          <table:table-cell table:formula="of:=ABS([.B66]-[.E66])" office:value-type="float" office:value="0.0776041988819856" calcext:value-type="float">
            <text:p>0.077604198881986</text:p>
          </table:table-cell>
          <table:table-cell table:formula="of:=ABS([.C66]-[.F66])" office:value-type="float" office:value="0.668881111042452" calcext:value-type="float">
            <text:p>0.668881111042452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1.545192307692" calcext:value-type="float">
            <text:p>161.5</text:p>
          </table:table-cell>
          <table:table-cell/>
          <table:table-cell table:formula="of:=520*EXP(-0.1042*([.A67]-20))" office:value-type="float" office:value="4.78185626738325" calcext:value-type="float">
            <text:p>4.78185626738325</text:p>
          </table:table-cell>
          <table:table-cell table:formula="of:=520*EXP(-0.0261*([.A67]-20))" office:value-type="float" office:value="160.666182449069" calcext:value-type="float">
            <text:p>160.666182449069</text:p>
          </table:table-cell>
          <table:table-cell/>
          <table:table-cell table:formula="of:=ABS([.B67]-[.E67])" office:value-type="float" office:value="0.602759117232117" calcext:value-type="float">
            <text:p>0.602759117232117</text:p>
          </table:table-cell>
          <table:table-cell table:formula="of:=ABS([.C67]-[.F67])" office:value-type="float" office:value="0.879009858623164" calcext:value-type="float">
            <text:p>0.879009858623164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57.506730769231" calcext:value-type="float">
            <text:p>157.5</text:p>
          </table:table-cell>
          <table:table-cell/>
          <table:table-cell table:formula="of:=520*EXP(-0.1042*([.A68]-20))" office:value-type="float" office:value="4.30866801701542" calcext:value-type="float">
            <text:p>4.30866801701542</text:p>
          </table:table-cell>
          <table:table-cell table:formula="of:=520*EXP(-0.0261*([.A68]-20))" office:value-type="float" office:value="156.527045786369" calcext:value-type="float">
            <text:p>156.527045786369</text:p>
          </table:table-cell>
          <table:table-cell/>
          <table:table-cell table:formula="of:=ABS([.B68]-[.E68])" office:value-type="float" office:value="1.07594736759995" calcext:value-type="float">
            <text:p>1.07594736759995</text:p>
          </table:table-cell>
          <table:table-cell table:formula="of:=ABS([.C68]-[.F68])" office:value-type="float" office:value="0.979684982861812" calcext:value-type="float">
            <text:p>0.979684982861812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53.468269230769" calcext:value-type="float">
            <text:p>153.5</text:p>
          </table:table-cell>
          <table:table-cell/>
          <table:table-cell table:formula="of:=520*EXP(-0.1042*([.A69]-20))" office:value-type="float" office:value="3.88230407665736" calcext:value-type="float">
            <text:p>3.88230407665736</text:p>
          </table:table-cell>
          <table:table-cell table:formula="of:=520*EXP(-0.0261*([.A69]-20))" office:value-type="float" office:value="152.49454296566" calcext:value-type="float">
            <text:p>152.49454296566</text:p>
          </table:table-cell>
          <table:table-cell/>
          <table:table-cell table:formula="of:=ABS([.B69]-[.E69])" office:value-type="float" office:value="0.156157461804169" calcext:value-type="float">
            <text:p>0.156157461804169</text:p>
          </table:table-cell>
          <table:table-cell table:formula="of:=ABS([.C69]-[.F69])" office:value-type="float" office:value="0.973726265108866" calcext:value-type="float">
            <text:p>0.973726265108866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9.429807692308" calcext:value-type="float">
            <text:p>149.4</text:p>
          </table:table-cell>
          <table:table-cell/>
          <table:table-cell table:formula="of:=520*EXP(-0.1042*([.A70]-20))" office:value-type="float" office:value="3.4981309500078" calcext:value-type="float">
            <text:p>3.4981309500078</text:p>
          </table:table-cell>
          <table:table-cell table:formula="of:=520*EXP(-0.0261*([.A70]-20))" office:value-type="float" office:value="148.565926849752" calcext:value-type="float">
            <text:p>148.565926849752</text:p>
          </table:table-cell>
          <table:table-cell/>
          <table:table-cell table:formula="of:=ABS([.B70]-[.E70])" office:value-type="float" office:value="0.540330588453728" calcext:value-type="float">
            <text:p>0.540330588453728</text:p>
          </table:table-cell>
          <table:table-cell table:formula="of:=ABS([.C70]-[.F70])" office:value-type="float" office:value="0.863880842555631" calcext:value-type="float">
            <text:p>0.863880842555631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5.391346153846" calcext:value-type="float">
            <text:p>145.4</text:p>
          </table:table-cell>
          <table:table-cell/>
          <table:table-cell table:formula="of:=520*EXP(-0.1042*([.A71]-20))" office:value-type="float" office:value="3.15197364806581" calcext:value-type="float">
            <text:p>3.15197364806581</text:p>
          </table:table-cell>
          <table:table-cell table:formula="of:=520*EXP(-0.0261*([.A71]-20))" office:value-type="float" office:value="144.738521074136" calcext:value-type="float">
            <text:p>144.738521074136</text:p>
          </table:table-cell>
          <table:table-cell/>
          <table:table-cell table:formula="of:=ABS([.B71]-[.E71])" office:value-type="float" office:value="0.886487890395718" calcext:value-type="float">
            <text:p>0.886487890395718</text:p>
          </table:table-cell>
          <table:table-cell table:formula="of:=ABS([.C71]-[.F71])" office:value-type="float" office:value="0.652825079709771" calcext:value-type="float">
            <text:p>0.652825079709771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41.352884615385" calcext:value-type="float">
            <text:p>141.4</text:p>
          </table:table-cell>
          <table:table-cell/>
          <table:table-cell table:formula="of:=520*EXP(-0.1042*([.A72]-20))" office:value-type="float" office:value="2.8400703175732" calcext:value-type="float">
            <text:p>2.8400703175732</text:p>
          </table:table-cell>
          <table:table-cell table:formula="of:=520*EXP(-0.0261*([.A72]-20))" office:value-type="float" office:value="141.009718223712" calcext:value-type="float">
            <text:p>141.009718223712</text:p>
          </table:table-cell>
          <table:table-cell/>
          <table:table-cell table:formula="of:=ABS([.B72]-[.E72])" office:value-type="float" office:value="0.147762625265525" calcext:value-type="float">
            <text:p>0.147762625265525</text:p>
          </table:table-cell>
          <table:table-cell table:formula="of:=ABS([.C72]-[.F72])" office:value-type="float" office:value="0.343166391673066" calcext:value-type="float">
            <text:p>0.343166391673066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7.314423076923" calcext:value-type="float">
            <text:p>137.3</text:p>
          </table:table-cell>
          <table:table-cell/>
          <table:table-cell table:formula="of:=520*EXP(-0.1042*([.A73]-20))" office:value-type="float" office:value="2.55903135919617" calcext:value-type="float">
            <text:p>2.55903135919617</text:p>
          </table:table-cell>
          <table:table-cell table:formula="of:=520*EXP(-0.0261*([.A73]-20))" office:value-type="float" office:value="137.376978056491" calcext:value-type="float">
            <text:p>137.376978056491</text:p>
          </table:table-cell>
          <table:table-cell/>
          <table:table-cell table:formula="of:=ABS([.B73]-[.E73])" office:value-type="float" office:value="0.133276333111513" calcext:value-type="float">
            <text:p>0.133276333111513</text:p>
          </table:table-cell>
          <table:table-cell table:formula="of:=ABS([.C73]-[.F73])" office:value-type="float" office:value="0.0625549795684037" calcext:value-type="float">
            <text:p>0.062554979568404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4.622115384615" calcext:value-type="float">
            <text:p>134.6</text:p>
          </table:table-cell>
          <table:table-cell/>
          <table:table-cell table:formula="of:=520*EXP(-0.1042*([.A74]-20))" office:value-type="float" office:value="2.3058025911644" calcext:value-type="float">
            <text:p>2.3058025911644</text:p>
          </table:table-cell>
          <table:table-cell table:formula="of:=520*EXP(-0.0261*([.A74]-20))" office:value-type="float" office:value="133.837825773062" calcext:value-type="float">
            <text:p>133.837825773062</text:p>
          </table:table-cell>
          <table:table-cell/>
          <table:table-cell table:formula="of:=ABS([.B74]-[.E74])" office:value-type="float" office:value="0.386505101143283" calcext:value-type="float">
            <text:p>0.386505101143283</text:p>
          </table:table-cell>
          <table:table-cell table:formula="of:=ABS([.C74]-[.F74])" office:value-type="float" office:value="0.784289611552993" calcext:value-type="float">
            <text:p>0.784289611552993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0.583653846154" calcext:value-type="float">
            <text:p>130.6</text:p>
          </table:table-cell>
          <table:table-cell/>
          <table:table-cell table:formula="of:=520*EXP(-0.1042*([.A75]-20))" office:value-type="float" office:value="2.0776320580497" calcext:value-type="float">
            <text:p>2.0776320580497</text:p>
          </table:table-cell>
          <table:table-cell table:formula="of:=520*EXP(-0.0261*([.A75]-20))" office:value-type="float" office:value="130.389850330633" calcext:value-type="float">
            <text:p>130.389850330633</text:p>
          </table:table-cell>
          <table:table-cell/>
          <table:table-cell table:formula="of:=ABS([.B75]-[.E75])" office:value-type="float" office:value="0.614675634257982" calcext:value-type="float">
            <text:p>0.614675634257982</text:p>
          </table:table-cell>
          <table:table-cell table:formula="of:=ABS([.C75]-[.F75])" office:value-type="float" office:value="0.193803515521495" calcext:value-type="float">
            <text:p>0.193803515521495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7.891346153846" calcext:value-type="float">
            <text:p>127.9</text:p>
          </table:table-cell>
          <table:table-cell/>
          <table:table-cell table:formula="of:=520*EXP(-0.1042*([.A76]-20))" office:value-type="float" office:value="1.87204012397957" calcext:value-type="float">
            <text:p>1.87204012397957</text:p>
          </table:table-cell>
          <table:table-cell table:formula="of:=520*EXP(-0.0261*([.A76]-20))" office:value-type="float" office:value="127.030702800514" calcext:value-type="float">
            <text:p>127.030702800514</text:p>
          </table:table-cell>
          <table:table-cell/>
          <table:table-cell table:formula="of:=ABS([.B76]-[.E76])" office:value-type="float" office:value="0.820267568328107" calcext:value-type="float">
            <text:p>0.820267568328107</text:p>
          </table:table-cell>
          <table:table-cell table:formula="of:=ABS([.C76]-[.F76])" office:value-type="float" office:value="0.860643353332492" calcext:value-type="float">
            <text:p>0.860643353332492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3.852884615385" calcext:value-type="float">
            <text:p>123.9</text:p>
          </table:table-cell>
          <table:table-cell/>
          <table:table-cell table:formula="of:=520*EXP(-0.1042*([.A77]-20))" office:value-type="float" office:value="1.68679252527477" calcext:value-type="float">
            <text:p>1.68679252527477</text:p>
          </table:table-cell>
          <table:table-cell table:formula="of:=520*EXP(-0.0261*([.A77]-20))" office:value-type="float" office:value="123.758094767913" calcext:value-type="float">
            <text:p>123.758094767913</text:p>
          </table:table-cell>
          <table:table-cell/>
          <table:table-cell table:formula="of:=ABS([.B77]-[.E77])" office:value-type="float" office:value="1.00551516703291" calcext:value-type="float">
            <text:p>1.00551516703291</text:p>
          </table:table-cell>
          <table:table-cell table:formula="of:=ABS([.C77]-[.F77])" office:value-type="float" office:value="0.0947898474721569" calcext:value-type="float">
            <text:p>0.094789847472157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21.160576923077" calcext:value-type="float">
            <text:p>121.2</text:p>
          </table:table-cell>
          <table:table-cell/>
          <table:table-cell table:formula="of:=520*EXP(-0.1042*([.A78]-20))" office:value-type="float" office:value="1.51987608966113" calcext:value-type="float">
            <text:p>1.51987608966113</text:p>
          </table:table-cell>
          <table:table-cell table:formula="of:=520*EXP(-0.0261*([.A78]-20))" office:value-type="float" office:value="120.569796772956" calcext:value-type="float">
            <text:p>120.569796772956</text:p>
          </table:table-cell>
          <table:table-cell/>
          <table:table-cell table:formula="of:=ABS([.B78]-[.E78])" office:value-type="float" office:value="0.173722243507305" calcext:value-type="float">
            <text:p>0.173722243507305</text:p>
          </table:table-cell>
          <table:table-cell table:formula="of:=ABS([.C78]-[.F78])" office:value-type="float" office:value="0.590780150120935" calcext:value-type="float">
            <text:p>0.590780150120935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8.468269230769" calcext:value-type="float">
            <text:p>118.5</text:p>
          </table:table-cell>
          <table:table-cell/>
          <table:table-cell table:formula="of:=520*EXP(-0.1042*([.A79]-20))" office:value-type="float" office:value="1.36947685818523" calcext:value-type="float">
            <text:p>1.36947685818523</text:p>
          </table:table-cell>
          <table:table-cell table:formula="of:=520*EXP(-0.0261*([.A79]-20))" office:value-type="float" office:value="117.46363679187" calcext:value-type="float">
            <text:p>117.46363679187</text:p>
          </table:table-cell>
          <table:table-cell/>
          <table:table-cell table:formula="of:=ABS([.B79]-[.E79])" office:value-type="float" office:value="0.0233230120314039" calcext:value-type="float">
            <text:p>0.023323012031404</text:p>
          </table:table-cell>
          <table:table-cell table:formula="of:=ABS([.C79]-[.F79])" office:value-type="float" office:value="1.00463243889909" calcext:value-type="float">
            <text:p>1.00463243889909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4.429807692308" calcext:value-type="float">
            <text:p>114.4</text:p>
          </table:table-cell>
          <table:table-cell/>
          <table:table-cell table:formula="of:=520*EXP(-0.1042*([.A80]-20))" office:value-type="float" office:value="1.23396037207418" calcext:value-type="float">
            <text:p>1.23396037207418</text:p>
          </table:table-cell>
          <table:table-cell table:formula="of:=520*EXP(-0.0261*([.A80]-20))" office:value-type="float" office:value="114.437498757294" calcext:value-type="float">
            <text:p>114.437498757294</text:p>
          </table:table-cell>
          <table:table-cell/>
          <table:table-cell table:formula="of:=ABS([.B80]-[.E80])" office:value-type="float" office:value="0.112193474079653" calcext:value-type="float">
            <text:p>0.112193474079653</text:p>
          </table:table-cell>
          <table:table-cell table:formula="of:=ABS([.C80]-[.F80])" office:value-type="float" office:value="0.00769106498583483" calcext:value-type="float">
            <text:p>0.007691064985835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1.7375" calcext:value-type="float">
            <text:p>111.7</text:p>
          </table:table-cell>
          <table:table-cell/>
          <table:table-cell table:formula="of:=520*EXP(-0.1042*([.A81]-20))" office:value-type="float" office:value="1.11185391030791" calcext:value-type="float">
            <text:p>1.11185391030791</text:p>
          </table:table-cell>
          <table:table-cell table:formula="of:=520*EXP(-0.0261*([.A81]-20))" office:value-type="float" office:value="111.489321116712" calcext:value-type="float">
            <text:p>111.489321116712</text:p>
          </table:table-cell>
          <table:table-cell/>
          <table:table-cell table:formula="of:=ABS([.B81]-[.E81])" office:value-type="float" office:value="0.234299935845922" calcext:value-type="float">
            <text:p>0.234299935845922</text:p>
          </table:table-cell>
          <table:table-cell table:formula="of:=ABS([.C81]-[.F81])" office:value-type="float" office:value="0.248178883287821" calcext:value-type="float">
            <text:p>0.248178883287821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09.045192307692" calcext:value-type="float">
            <text:p>109.0</text:p>
          </table:table-cell>
          <table:table-cell/>
          <table:table-cell table:formula="of:=520*EXP(-0.1042*([.A82]-20))" office:value-type="float" office:value="1.00183048487125" calcext:value-type="float">
            <text:p>1.00183048487125</text:p>
          </table:table-cell>
          <table:table-cell table:formula="of:=520*EXP(-0.0261*([.A82]-20))" office:value-type="float" office:value="108.617095428024" calcext:value-type="float">
            <text:p>108.617095428024</text:p>
          </table:table-cell>
          <table:table-cell/>
          <table:table-cell table:formula="of:=ABS([.B82]-[.E82])" office:value-type="float" office:value="0.344323361282575" calcext:value-type="float">
            <text:p>0.344323361282575</text:p>
          </table:table-cell>
          <table:table-cell table:formula="of:=ABS([.C82]-[.F82])" office:value-type="float" office:value="0.428096879668004" calcext:value-type="float">
            <text:p>0.428096879668004</text:p>
          </table:table-cell>
          <table:table-cell table:number-columns-repeated="1015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Sans" svg:font-family="'Hiragino Sans'" style:font-family-generic="swiss"/>
    <style:font-face style:name="Hiragino Sans1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Hiragino Mincho ProN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number-style style:name="N10111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1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3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2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2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3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4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5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7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8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29" number:language="ja" number:country="JP">
      <number:hours/>
      <number:text>時</number:text>
      <number:minutes number:style="long"/>
      <number:text>分</number:text>
    </number:time-style>
    <number:time-style style:name="N1013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1" number:language="ja" number:country="JP">
      <number:year number:style="long"/>
      <number:text>年</number:text>
      <number:month number:style="long"/>
      <number:text>月</number:text>
    </number:date-style>
    <number:date-style style:name="N10132" number:language="ja" number:country="JP">
      <number:month number:style="long"/>
      <number:text>月</number:text>
      <number:day number:style="long"/>
      <number:text>日</number:text>
    </number:date-style>
    <number:number-style style:name="N10133P0" style:volatile="true" number:language="ja" number:country="JP">
      <number:number number:decimal-places="0" loext:min-decimal-places="0" number:min-integer-digits="1" number:grouping="true"/>
    </number:number-style>
    <number:number-style style:name="N10133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number number:decimal-places="0" loext:min-decimal-places="0" number:min-integer-digits="1" number:grouping="true"/>
    </number:number-style>
    <number:number-style style:name="N10134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2" loext:min-decimal-places="2" number:min-integer-digits="1" number:grouping="true"/>
    </number:number-style>
    <number:number-style style:name="N10135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number number:decimal-places="2" loext:min-decimal-places="2" number:min-integer-digits="1" number:grouping="true"/>
    </number:number-style>
    <number:number-style style:name="N10136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ja" number:country="JP">
      <loext:text> </loext:text>
      <loext:fill-character> </loext:fill-character>
      <number:text>- </number:text>
    </number:number-style>
    <number:text-style style:name="N10137" number:language="ja" number:country="JP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ja" number:country="JP">
      <loext:text> ¥</loext:text>
      <loext:fill-character> </loext:fill-character>
      <number:text>-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ja" number:country="JP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5:50:49.549483961</meta:creation-date>
    <meta:generator>LibreOffice/6.2.8.2$MacOSX_X86_64 LibreOffice_project/f82ddfca21ebc1e222a662a32b25c0c9d20169ee</meta:generator>
    <dc:date>2020-05-03T18:10:34.075938431</dc:date>
    <meta:editing-duration>PT2H9M33S</meta:editing-duration>
    <meta:editing-cycles>4</meta:editing-cycles>
    <meta:document-statistic meta:table-count="1" meta:cell-count="5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1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25cm" svg:height="13.795cm" xlink:href=".." xlink:type="simple" chart:class="chart:scatter" chart:style-name="ch1">
        <chart:legend chart:legend-position="end" svg:x="20.216cm" svg:y="5.609cm" style:legend-expansion="high" chart:style-name="ch2"/>
        <chart:plot-area chart:style-name="ch3" table:cell-range-address="Sheet1.A1:Sheet1.F82" chart:data-source-has-labels="row" svg:x="0.49cm" svg:y="0.275cm" svg:width="19.236cm" svg:height="13.245cm">
          <chartooo:coordinate-region svg:x="1.332cm" svg:y="0.473cm" svg:width="18.195cm" svg:height="12.4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2" chart:label-cell-address="Sheet1.B1:Sheet1.B1" chart:class="chart:scatter">
            <chart:domain table:cell-range-address="Sheet1.A2:Sheet1.A82"/>
            <chart:data-point chart:repeated="81"/>
          </chart:series>
          <chart:series chart:style-name="ch7" chart:values-cell-range-address="Sheet1.C2:Sheet1.C82" chart:label-cell-address="Sheet1.C1:Sheet1.C1" chart:class="chart:scatter">
            <chart:data-point chart:repeated="81"/>
          </chart:series>
          <chart:series chart:style-name="ch8" chart:values-cell-range-address="Sheet1.D2:Sheet1.D82" chart:label-cell-address="Sheet1.D1:Sheet1.D1" chart:class="chart:scatter">
            <chart:data-point chart:repeated="81"/>
          </chart:series>
          <chart:series chart:style-name="ch9" chart:values-cell-range-address="Sheet1.E2:Sheet1.E82" chart:label-cell-address="Sheet1.E1:Sheet1.E1" chart:class="chart:scatter">
            <chart:data-point chart:repeated="81"/>
          </chart:series>
          <chart:series chart:style-name="ch10" chart:values-cell-range-address="Sheet1.F2:Sheet1.F82" chart:label-cell-address="Sheet1.F1:Sheet1.F1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感染日 80%削減</text:p>
                <draw:g>
                  <svg:desc>Sheet1.B1:Sheet1.B1</svg:desc>
                </draw:g>
              </table:table-cell>
              <table:table-cell office:value-type="string">
                <text:p>感染日 65%削減</text:p>
                <draw:g>
                  <svg:desc>Sheet1.C1:Sheet1.C1</svg:desc>
                </draw:g>
              </table:table-cell>
              <table:table-cell office:value-type="string">
                <text:p>指数関数 R=2.5</text:p>
                <draw:g>
                  <svg:desc>Sheet1.D1:Sheet1.D1</svg:desc>
                </draw:g>
              </table:table-cell>
              <table:table-cell office:value-type="string">
                <text:p>指数関数 R=0.5</text:p>
                <draw:g>
                  <svg:desc>Sheet1.E1:Sheet1.E1</svg:desc>
                </draw:g>
              </table:table-cell>
              <table:table-cell office:value-type="string">
                <text:p>指数関数 R=0.875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82</svg:desc>
                </draw:g>
              </table:table-cell>
              <table:table-cell office:value-type="float" office:value="1.34615384615385">
                <text:p>1.34615384615385</text:p>
                <draw:g>
                  <svg:desc>Sheet1.B2:Sheet1.B82</svg:desc>
                </draw:g>
              </table:table-cell>
              <table:table-cell office:value-type="float" office:value="1.34615384615385">
                <text:p>1.34615384615385</text:p>
                <draw:g>
                  <svg:desc>Sheet1.C2:Sheet1.C82</svg:desc>
                </draw:g>
              </table:table-cell>
              <table:table-cell office:value-type="float" office:value="1">
                <text:p>1</text:p>
                <draw:g>
                  <svg:desc>Sheet1.D2:Sheet1.D82</svg:desc>
                </draw:g>
              </table:table-cell>
              <table:table-cell office:value-type="float" office:value="NaN">
                <text:p>NaN</text:p>
                <draw:g>
                  <svg:desc>Sheet1.E2:Sheet1.E82</svg:desc>
                </draw:g>
              </table:table-cell>
              <table:table-cell office:value-type="float" office:value="NaN">
                <text:p>NaN</text:p>
                <draw:g>
                  <svg:desc>Sheet1.F2:Sheet1.F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6711133610061">
                <text:p>1.3671113361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1.8689934052948">
                <text:p>1.8689934052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55512207147581">
                <text:p>2.5551220714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03846153846154">
                <text:p>4.03846153846154</text:p>
              </table:table-cell>
              <table:table-cell office:value-type="float" office:value="4.03846153846154">
                <text:p>4.03846153846154</text:p>
              </table:table-cell>
              <table:table-cell office:value-type="float" office:value="3.49313634903546">
                <text:p>3.49313634903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4.77550630131148">
                <text:p>4.7755063013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6.52864880014284">
                <text:p>6.5286488001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.42307692307693">
                <text:p>9.42307692307693</text:p>
              </table:table-cell>
              <table:table-cell office:value-type="float" office:value="9.42307692307693">
                <text:p>9.42307692307693</text:p>
              </table:table-cell>
              <table:table-cell office:value-type="float" office:value="8.92538978409493">
                <text:p>8.92538978409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2.2020015529528">
                <text:p>12.2020015529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.5">
                <text:p>17.5</text:p>
              </table:table-cell>
              <table:table-cell office:value-type="float" office:value="17.5">
                <text:p>17.5</text:p>
              </table:table-cell>
              <table:table-cell office:value-type="float" office:value="16.681494646159">
                <text:p>16.68149464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2.8054604338657">
                <text:p>22.8054604338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0.9615384615385">
                <text:p>30.9615384615385</text:p>
              </table:table-cell>
              <table:table-cell office:value-type="float" office:value="30.9615384615385">
                <text:p>30.9615384615385</text:p>
              </table:table-cell>
              <table:table-cell office:value-type="float" office:value="31.1776034841318">
                <text:p>31.177603484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42.6232551556065">
                <text:p>42.623255155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58.2707353047385">
                <text:p>58.2707353047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79.6625827980262">
                <text:p>79.6625827980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108.907620006235">
                <text:p>108.907620006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148.888841898262">
                <text:p>148.88884189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203.547623578006">
                <text:p>203.547623578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278.272263629832">
                <text:p>278.272263629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380.429166130722">
                <text:p>380.429166130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19.622115384615">
                <text:p>519.622115384615</text:p>
              </table:table-cell>
              <table:table-cell office:value-type="float" office:value="519.622115384615">
                <text:p>519.622115384615</text:p>
              </table:table-cell>
              <table:table-cell office:value-type="float" office:value="520.089025600613">
                <text:p>520.089025600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67.122115384615">
                <text:p>467.122115384615</text:p>
              </table:table-cell>
              <table:table-cell office:value-type="float" office:value="506.160576923077">
                <text:p>506.160576923077</text:p>
              </table:table-cell>
              <table:table-cell office:value-type="float" office:value="NaN">
                <text:p>NaN</text:p>
              </table:table-cell>
              <table:table-cell office:value-type="float" office:value="468.543436600213">
                <text:p>468.543436600213</text:p>
              </table:table-cell>
              <table:table-cell office:value-type="float" office:value="506.603583705077">
                <text:p>506.603583705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21.352884615385">
                <text:p>421.352884615385</text:p>
              </table:table-cell>
              <table:table-cell office:value-type="float" office:value="492.699038461539">
                <text:p>492.699038461539</text:p>
              </table:table-cell>
              <table:table-cell office:value-type="float" office:value="NaN">
                <text:p>NaN</text:p>
              </table:table-cell>
              <table:table-cell office:value-type="float" office:value="422.17875380988">
                <text:p>422.17875380988</text:p>
              </table:table-cell>
              <table:table-cell office:value-type="float" office:value="493.552290428513">
                <text:p>493.5522904285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480.583653846154">
                <text:p>480.583653846154</text:p>
              </table:table-cell>
              <table:table-cell office:value-type="float" office:value="NaN">
                <text:p>NaN</text:p>
              </table:table-cell>
              <table:table-cell office:value-type="float" office:value="380.402084941686">
                <text:p>380.402084941686</text:p>
              </table:table-cell>
              <table:table-cell office:value-type="float" office:value="480.837228994103">
                <text:p>480.8372289941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41.929807692308">
                <text:p>341.929807692308</text:p>
              </table:table-cell>
              <table:table-cell office:value-type="float" office:value="467.122115384615">
                <text:p>467.122115384615</text:p>
              </table:table-cell>
              <table:table-cell office:value-type="float" office:value="NaN">
                <text:p>NaN</text:p>
              </table:table-cell>
              <table:table-cell office:value-type="float" office:value="342.759423400891">
                <text:p>342.759423400891</text:p>
              </table:table-cell>
              <table:table-cell office:value-type="float" office:value="468.449737283137">
                <text:p>468.4497372831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08.275961538461">
                <text:p>308.275961538461</text:p>
              </table:table-cell>
              <table:table-cell office:value-type="float" office:value="456.352884615385">
                <text:p>456.352884615385</text:p>
              </table:table-cell>
              <table:table-cell office:value-type="float" office:value="NaN">
                <text:p>NaN</text:p>
              </table:table-cell>
              <table:table-cell office:value-type="float" office:value="308.841688783387">
                <text:p>308.841688783387</text:p>
              </table:table-cell>
              <table:table-cell office:value-type="float" office:value="456.381376333344">
                <text:p>456.381376333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444.2375">
                <text:p>444.2375</text:p>
              </table:table-cell>
              <table:table-cell office:value-type="float" office:value="NaN">
                <text:p>NaN</text:p>
              </table:table-cell>
              <table:table-cell office:value-type="float" office:value="278.280281207657">
                <text:p>278.280281207657</text:p>
              </table:table-cell>
              <table:table-cell office:value-type="float" office:value="444.62392458986">
                <text:p>444.623924589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0.391346153846">
                <text:p>250.391346153846</text:p>
              </table:table-cell>
              <table:table-cell office:value-type="float" office:value="432.122115384615">
                <text:p>432.122115384615</text:p>
              </table:table-cell>
              <table:table-cell office:value-type="float" office:value="NaN">
                <text:p>NaN</text:p>
              </table:table-cell>
              <table:table-cell office:value-type="float" office:value="250.743075567518">
                <text:p>250.743075567518</text:p>
              </table:table-cell>
              <table:table-cell office:value-type="float" office:value="433.169372304306">
                <text:p>433.169372304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6.160576923077">
                <text:p>226.160576923077</text:p>
              </table:table-cell>
              <table:table-cell office:value-type="float" office:value="421.352884615385">
                <text:p>421.352884615385</text:p>
              </table:table-cell>
              <table:table-cell office:value-type="float" office:value="NaN">
                <text:p>NaN</text:p>
              </table:table-cell>
              <table:table-cell office:value-type="float" office:value="225.930812173291">
                <text:p>225.930812173291</text:p>
              </table:table-cell>
              <table:table-cell office:value-type="float" office:value="422.009916078154">
                <text:p>422.0099160781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410.583653846154">
                <text:p>410.583653846154</text:p>
              </table:table-cell>
              <table:table-cell office:value-type="float" office:value="NaN">
                <text:p>NaN</text:p>
              </table:table-cell>
              <table:table-cell office:value-type="float" office:value="203.573844556829">
                <text:p>203.573844556829</text:p>
              </table:table-cell>
              <table:table-cell office:value-type="float" office:value="411.137953546676">
                <text:p>411.1379535466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3.083653846154">
                <text:p>183.083653846154</text:p>
              </table:table-cell>
              <table:table-cell office:value-type="float" office:value="399.814423076923">
                <text:p>399.814423076923</text:p>
              </table:table-cell>
              <table:table-cell office:value-type="float" office:value="NaN">
                <text:p>NaN</text:p>
              </table:table-cell>
              <table:table-cell office:value-type="float" office:value="183.429209097258">
                <text:p>183.429209097258</text:p>
              </table:table-cell>
              <table:table-cell office:value-type="float" office:value="400.546078199841">
                <text:p>400.5460781998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5.583653846154">
                <text:p>165.583653846154</text:p>
              </table:table-cell>
              <table:table-cell office:value-type="float" office:value="390.391346153846">
                <text:p>390.391346153846</text:p>
              </table:table-cell>
              <table:table-cell office:value-type="float" office:value="NaN">
                <text:p>NaN</text:p>
              </table:table-cell>
              <table:table-cell office:value-type="float" office:value="165.277984621709">
                <text:p>165.277984621709</text:p>
              </table:table-cell>
              <table:table-cell office:value-type="float" office:value="390.227074336641">
                <text:p>390.2270743366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NaN">
                <text:p>NaN</text:p>
              </table:table-cell>
              <table:table-cell office:value-type="float" office:value="148.922913286563">
                <text:p>148.922913286563</text:p>
              </table:table-cell>
              <table:table-cell office:value-type="float" office:value="380.173912149404">
                <text:p>380.1739121494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4.622115384615">
                <text:p>134.622115384615</text:p>
              </table:table-cell>
              <table:table-cell office:value-type="float" office:value="370.199038461538">
                <text:p>370.199038461538</text:p>
              </table:table-cell>
              <table:table-cell office:value-type="float" office:value="NaN">
                <text:p>NaN</text:p>
              </table:table-cell>
              <table:table-cell office:value-type="float" office:value="134.186256884234">
                <text:p>134.186256884234</text:p>
              </table:table-cell>
              <table:table-cell office:value-type="float" office:value="370.379742934744">
                <text:p>370.3797429347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1.160576923077">
                <text:p>121.160576923077</text:p>
              </table:table-cell>
              <table:table-cell office:value-type="float" office:value="360.775961538461">
                <text:p>360.775961538461</text:p>
              </table:table-cell>
              <table:table-cell office:value-type="float" office:value="NaN">
                <text:p>NaN</text:p>
              </table:table-cell>
              <table:table-cell office:value-type="float" office:value="120.907865278957">
                <text:p>120.907865278957</text:p>
              </table:table-cell>
              <table:table-cell office:value-type="float" office:value="360.837894427897">
                <text:p>360.837894427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351.352884615385">
                <text:p>351.352884615385</text:p>
              </table:table-cell>
              <table:table-cell office:value-type="float" office:value="NaN">
                <text:p>NaN</text:p>
              </table:table-cell>
              <table:table-cell office:value-type="float" office:value="108.943435980381">
                <text:p>108.943435980381</text:p>
              </table:table-cell>
              <table:table-cell office:value-type="float" office:value="351.541866257244">
                <text:p>351.5418662572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8.2692307692308">
                <text:p>98.2692307692308</text:p>
              </table:table-cell>
              <table:table-cell office:value-type="float" office:value="341.929807692308">
                <text:p>341.929807692308</text:p>
              </table:table-cell>
              <table:table-cell office:value-type="float" office:value="NaN">
                <text:p>NaN</text:p>
              </table:table-cell>
              <table:table-cell office:value-type="float" office:value="98.1629459409291">
                <text:p>98.1629459409291</text:p>
              </table:table-cell>
              <table:table-cell office:value-type="float" office:value="342.485325515943">
                <text:p>342.4853255159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8.8461538461538">
                <text:p>88.8461538461538</text:p>
              </table:table-cell>
              <table:table-cell office:value-type="float" office:value="333.852884615385">
                <text:p>333.852884615385</text:p>
              </table:table-cell>
              <table:table-cell office:value-type="float" office:value="NaN">
                <text:p>NaN</text:p>
              </table:table-cell>
              <table:table-cell office:value-type="float" office:value="88.4492385345458">
                <text:p>88.4492385345458</text:p>
              </table:table-cell>
              <table:table-cell office:value-type="float" office:value="333.662102447647">
                <text:p>333.6621024476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324.429807692308">
                <text:p>324.429807692308</text:p>
              </table:table-cell>
              <table:table-cell office:value-type="float" office:value="NaN">
                <text:p>NaN</text:p>
              </table:table-cell>
              <table:table-cell office:value-type="float" office:value="79.6967503608617">
                <text:p>79.6967503608617</text:p>
              </table:table-cell>
              <table:table-cell office:value-type="float" office:value="325.066186243363">
                <text:p>325.0661862433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2.6923076923077">
                <text:p>72.6923076923077</text:p>
              </table:table-cell>
              <table:table-cell office:value-type="float" office:value="316.352884615385">
                <text:p>316.352884615385</text:p>
              </table:table-cell>
              <table:table-cell office:value-type="float" office:value="NaN">
                <text:p>NaN</text:p>
              </table:table-cell>
              <table:table-cell office:value-type="float" office:value="71.8103640383604">
                <text:p>71.8103640383604</text:p>
              </table:table-cell>
              <table:table-cell office:value-type="float" office:value="316.691720946595">
                <text:p>316.691720946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4.6153846153846">
                <text:p>64.6153846153846</text:p>
              </table:table-cell>
              <table:table-cell office:value-type="float" office:value="308.275961538462">
                <text:p>308.275961538462</text:p>
              </table:table-cell>
              <table:table-cell office:value-type="float" office:value="NaN">
                <text:p>NaN</text:p>
              </table:table-cell>
              <table:table-cell office:value-type="float" office:value="64.7043745193187">
                <text:p>64.7043745193187</text:p>
              </table:table-cell>
              <table:table-cell office:value-type="float" office:value="308.533001463987">
                <text:p>308.5330014639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300.199038461538">
                <text:p>300.199038461538</text:p>
              </table:table-cell>
              <table:table-cell office:value-type="float" office:value="NaN">
                <text:p>NaN</text:p>
              </table:table-cell>
              <table:table-cell office:value-type="float" office:value="58.3015576929785">
                <text:p>58.3015576929785</text:p>
              </table:table-cell>
              <table:table-cell office:value-type="float" office:value="300.58446967873">
                <text:p>300.584469678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.5">
                <text:p>52.5</text:p>
              </table:table-cell>
              <table:table-cell office:value-type="float" office:value="293.468269230769">
                <text:p>293.468269230769</text:p>
              </table:table-cell>
              <table:table-cell office:value-type="float" office:value="NaN">
                <text:p>NaN</text:p>
              </table:table-cell>
              <table:table-cell office:value-type="float" office:value="52.5323311550264">
                <text:p>52.5323311550264</text:p>
              </table:table-cell>
              <table:table-cell office:value-type="float" office:value="292.840710664105">
                <text:p>292.8407106641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.1153846153846">
                <text:p>47.1153846153846</text:p>
              </table:table-cell>
              <table:table-cell office:value-type="float" office:value="285.391346153846">
                <text:p>285.391346153846</text:p>
              </table:table-cell>
              <table:table-cell office:value-type="float" office:value="NaN">
                <text:p>NaN</text:p>
              </table:table-cell>
              <table:table-cell office:value-type="float" office:value="47.3339980230703">
                <text:p>47.3339980230703</text:p>
              </table:table-cell>
              <table:table-cell office:value-type="float" office:value="285.296448994571">
                <text:p>285.2964489945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NaN">
                <text:p>NaN</text:p>
              </table:table-cell>
              <table:table-cell office:value-type="float" office:value="42.650065580302">
                <text:p>42.650065580302</text:p>
              </table:table-cell>
              <table:table-cell office:value-type="float" office:value="277.946545151889">
                <text:p>277.946545151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9.0384615384615">
                <text:p>39.0384615384615</text:p>
              </table:table-cell>
              <table:table-cell office:value-type="float" office:value="270.583653846154">
                <text:p>270.583653846154</text:p>
              </table:table-cell>
              <table:table-cell office:value-type="float" office:value="NaN">
                <text:p>NaN</text:p>
              </table:table-cell>
              <table:table-cell office:value-type="float" office:value="38.4296313427291">
                <text:p>38.4296313427291</text:p>
              </table:table-cell>
              <table:table-cell office:value-type="float" office:value="270.785992023831">
                <text:p>270.785992023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263.852884615385">
                <text:p>263.852884615385</text:p>
              </table:table-cell>
              <table:table-cell office:value-type="float" office:value="NaN">
                <text:p>NaN</text:p>
              </table:table-cell>
              <table:table-cell office:value-type="float" office:value="34.6268298780799">
                <text:p>34.6268298780799</text:p>
              </table:table-cell>
              <table:table-cell office:value-type="float" office:value="263.809911493091">
                <text:p>263.8099114930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0.9615384615384">
                <text:p>30.9615384615384</text:p>
              </table:table-cell>
              <table:table-cell office:value-type="float" office:value="257.122115384615">
                <text:p>257.122115384615</text:p>
              </table:table-cell>
              <table:table-cell office:value-type="float" office:value="NaN">
                <text:p>NaN</text:p>
              </table:table-cell>
              <table:table-cell office:value-type="float" office:value="31.2003343647048">
                <text:p>31.2003343647048</text:p>
              </table:table-cell>
              <table:table-cell office:value-type="float" office:value="257.013551114075">
                <text:p>257.0135511140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.2692307692307">
                <text:p>28.2692307692307</text:p>
              </table:table-cell>
              <table:table-cell office:value-type="float" office:value="250.391346153846">
                <text:p>250.391346153846</text:p>
              </table:table-cell>
              <table:table-cell office:value-type="float" office:value="NaN">
                <text:p>NaN</text:p>
              </table:table-cell>
              <table:table-cell office:value-type="float" office:value="28.1129074736817">
                <text:p>28.1129074736817</text:p>
              </table:table-cell>
              <table:table-cell office:value-type="float" office:value="250.392280875304">
                <text:p>250.3922808753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5.5769230769231">
                <text:p>25.5769230769231</text:p>
              </table:table-cell>
              <table:table-cell office:value-type="float" office:value="243.660576923077">
                <text:p>243.660576923077</text:p>
              </table:table-cell>
              <table:table-cell office:value-type="float" office:value="NaN">
                <text:p>NaN</text:p>
              </table:table-cell>
              <table:table-cell office:value-type="float" office:value="25.3309966933513">
                <text:p>25.3309966933513</text:p>
              </table:table-cell>
              <table:table-cell office:value-type="float" office:value="243.941590045225">
                <text:p>243.941590045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38.275961538462">
                <text:p>238.275961538462</text:p>
              </table:table-cell>
              <table:table-cell office:value-type="float" office:value="NaN">
                <text:p>NaN</text:p>
              </table:table-cell>
              <table:table-cell office:value-type="float" office:value="22.8243696984835">
                <text:p>22.8243696984835</text:p>
              </table:table-cell>
              <table:table-cell office:value-type="float" office:value="237.65708409928">
                <text:p>237.657084099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1.5384615384615">
                <text:p>21.5384615384615</text:p>
              </table:table-cell>
              <table:table-cell office:value-type="float" office:value="231.545192307692">
                <text:p>231.545192307692</text:p>
              </table:table-cell>
              <table:table-cell office:value-type="float" office:value="NaN">
                <text:p>NaN</text:p>
              </table:table-cell>
              <table:table-cell office:value-type="float" office:value="20.5657858014639">
                <text:p>20.5657858014639</text:p>
              </table:table-cell>
              <table:table-cell office:value-type="float" office:value="231.534481726143">
                <text:p>231.5344817261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8.8461538461538">
                <text:p>18.8461538461538</text:p>
              </table:table-cell>
              <table:table-cell office:value-type="float" office:value="226.160576923077">
                <text:p>226.160576923077</text:p>
              </table:table-cell>
              <table:table-cell office:value-type="float" office:value="NaN">
                <text:p>NaN</text:p>
              </table:table-cell>
              <table:table-cell office:value-type="float" office:value="18.5306999150034">
                <text:p>18.5306999150034</text:p>
              </table:table-cell>
              <table:table-cell office:value-type="float" office:value="225.56961191108">
                <text:p>225.569611911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7.5">
                <text:p>17.5</text:p>
              </table:table-cell>
              <table:table-cell office:value-type="float" office:value="219.429807692308">
                <text:p>219.429807692308</text:p>
              </table:table-cell>
              <table:table-cell office:value-type="float" office:value="NaN">
                <text:p>NaN</text:p>
              </table:table-cell>
              <table:table-cell office:value-type="float" office:value="16.696995809198">
                <text:p>16.696995809198</text:p>
              </table:table-cell>
              <table:table-cell office:value-type="float" office:value="219.758411094455">
                <text:p>219.7584110944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6.1538461538461">
                <text:p>16.1538461538461</text:p>
              </table:table-cell>
              <table:table-cell office:value-type="float" office:value="214.045192307692">
                <text:p>214.045192307692</text:p>
              </table:table-cell>
              <table:table-cell office:value-type="float" office:value="NaN">
                <text:p>NaN</text:p>
              </table:table-cell>
              <table:table-cell office:value-type="float" office:value="15.0447457641173">
                <text:p>15.0447457641173</text:p>
              </table:table-cell>
              <table:table-cell office:value-type="float" office:value="214.096920403431">
                <text:p>214.0969204034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.4615384615384">
                <text:p>13.4615384615384</text:p>
              </table:table-cell>
              <table:table-cell office:value-type="float" office:value="208.660576923077">
                <text:p>208.660576923077</text:p>
              </table:table-cell>
              <table:table-cell office:value-type="float" office:value="NaN">
                <text:p>NaN</text:p>
              </table:table-cell>
              <table:table-cell office:value-type="float" office:value="13.5559940059539">
                <text:p>13.5559940059539</text:p>
              </table:table-cell>
              <table:table-cell office:value-type="float" office:value="208.581282954998">
                <text:p>208.581282954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NaN">
                <text:p>NaN</text:p>
              </table:table-cell>
              <table:table-cell office:value-type="float" office:value="12.2145615732337">
                <text:p>12.2145615732337</text:p>
              </table:table-cell>
              <table:table-cell office:value-type="float" office:value="203.20774122847">
                <text:p>203.207741228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97.891346153846">
                <text:p>197.891346153846</text:p>
              </table:table-cell>
              <table:table-cell office:value-type="float" office:value="NaN">
                <text:p>NaN</text:p>
              </table:table-cell>
              <table:table-cell office:value-type="float" office:value="11.0058704924766">
                <text:p>11.0058704924766</text:p>
              </table:table-cell>
              <table:table-cell office:value-type="float" office:value="197.972634505686">
                <text:p>197.9726345056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.7692307692308">
                <text:p>10.7692307692308</text:p>
              </table:table-cell>
              <table:table-cell office:value-type="float" office:value="193.852884615385">
                <text:p>193.852884615385</text:p>
              </table:table-cell>
              <table:table-cell office:value-type="float" office:value="NaN">
                <text:p>NaN</text:p>
              </table:table-cell>
              <table:table-cell office:value-type="float" office:value="9.91678535254201">
                <text:p>9.91678535254201</text:p>
              </table:table-cell>
              <table:table-cell office:value-type="float" office:value="192.872396377146">
                <text:p>192.8723963771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.42307692307691">
                <text:p>9.42307692307691</text:p>
              </table:table-cell>
              <table:table-cell office:value-type="float" office:value="188.468269230769">
                <text:p>188.468269230769</text:p>
              </table:table-cell>
              <table:table-cell office:value-type="float" office:value="NaN">
                <text:p>NaN</text:p>
              </table:table-cell>
              <table:table-cell office:value-type="float" office:value="8.9354705559744">
                <text:p>8.9354705559744</text:p>
              </table:table-cell>
              <table:table-cell office:value-type="float" office:value="187.903552312401">
                <text:p>187.9035523124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.07692307692307">
                <text:p>8.07692307692307</text:p>
              </table:table-cell>
              <table:table-cell office:value-type="float" office:value="183.083653846154">
                <text:p>183.083653846154</text:p>
              </table:table-cell>
              <table:table-cell office:value-type="float" office:value="NaN">
                <text:p>NaN</text:p>
              </table:table-cell>
              <table:table-cell office:value-type="float" office:value="8.05126169603127">
                <text:p>8.05126169603127</text:p>
              </table:table-cell>
              <table:table-cell office:value-type="float" office:value="183.062717293032">
                <text:p>183.0627172930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.07692307692307">
                <text:p>8.07692307692307</text:p>
              </table:table-cell>
              <table:table-cell office:value-type="float" office:value="179.045192307692">
                <text:p>179.045192307692</text:p>
              </table:table-cell>
              <table:table-cell office:value-type="float" office:value="NaN">
                <text:p>NaN</text:p>
              </table:table-cell>
              <table:table-cell office:value-type="float" office:value="7.25454966158875">
                <text:p>7.25454966158875</text:p>
              </table:table-cell>
              <table:table-cell office:value-type="float" office:value="178.346593506614">
                <text:p>178.3465935066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.73076923076922">
                <text:p>6.73076923076922</text:p>
              </table:table-cell>
              <table:table-cell office:value-type="float" office:value="173.660576923077">
                <text:p>173.660576923077</text:p>
              </table:table-cell>
              <table:table-cell office:value-type="float" office:value="NaN">
                <text:p>NaN</text:p>
              </table:table-cell>
              <table:table-cell office:value-type="float" office:value="6.53667621043789">
                <text:p>6.53667621043789</text:p>
              </table:table-cell>
              <table:table-cell office:value-type="float" office:value="173.751968100083">
                <text:p>173.7519681000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.73076923076922">
                <text:p>6.73076923076922</text:p>
              </table:table-cell>
              <table:table-cell office:value-type="float" office:value="169.622115384615">
                <text:p>169.622115384615</text:p>
              </table:table-cell>
              <table:table-cell office:value-type="float" office:value="NaN">
                <text:p>NaN</text:p>
              </table:table-cell>
              <table:table-cell office:value-type="float" office:value="5.88983987611813">
                <text:p>5.88983987611813</text:p>
              </table:table-cell>
              <table:table-cell office:value-type="float" office:value="169.275710990985">
                <text:p>169.2757109909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65.583653846154">
                <text:p>165.583653846154</text:p>
              </table:table-cell>
              <table:table-cell office:value-type="float" office:value="NaN">
                <text:p>NaN</text:p>
              </table:table-cell>
              <table:table-cell office:value-type="float" office:value="5.30701118573338">
                <text:p>5.30701118573338</text:p>
              </table:table-cell>
              <table:table-cell office:value-type="float" office:value="164.914772735112">
                <text:p>164.9147727351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61.545192307692">
                <text:p>161.545192307692</text:p>
              </table:table-cell>
              <table:table-cell office:value-type="float" office:value="NaN">
                <text:p>NaN</text:p>
              </table:table-cell>
              <table:table-cell office:value-type="float" office:value="4.78185626738325">
                <text:p>4.78185626738325</text:p>
              </table:table-cell>
              <table:table-cell office:value-type="float" office:value="160.666182449069">
                <text:p>160.6661824490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57.506730769231">
                <text:p>157.506730769231</text:p>
              </table:table-cell>
              <table:table-cell office:value-type="float" office:value="NaN">
                <text:p>NaN</text:p>
              </table:table-cell>
              <table:table-cell office:value-type="float" office:value="4.30866801701542">
                <text:p>4.30866801701542</text:p>
              </table:table-cell>
              <table:table-cell office:value-type="float" office:value="156.527045786369">
                <text:p>156.5270457863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53.468269230769">
                <text:p>153.468269230769</text:p>
              </table:table-cell>
              <table:table-cell office:value-type="float" office:value="NaN">
                <text:p>NaN</text:p>
              </table:table-cell>
              <table:table-cell office:value-type="float" office:value="3.88230407665736">
                <text:p>3.88230407665736</text:p>
              </table:table-cell>
              <table:table-cell office:value-type="float" office:value="152.49454296566">
                <text:p>152.494542965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NaN">
                <text:p>NaN</text:p>
              </table:table-cell>
              <table:table-cell office:value-type="float" office:value="3.4981309500078">
                <text:p>3.4981309500078</text:p>
              </table:table-cell>
              <table:table-cell office:value-type="float" office:value="148.565926849752">
                <text:p>148.5659268497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45.391346153846">
                <text:p>145.391346153846</text:p>
              </table:table-cell>
              <table:table-cell office:value-type="float" office:value="NaN">
                <text:p>NaN</text:p>
              </table:table-cell>
              <table:table-cell office:value-type="float" office:value="3.15197364806581">
                <text:p>3.15197364806581</text:p>
              </table:table-cell>
              <table:table-cell office:value-type="float" office:value="144.738521074136">
                <text:p>144.7385210741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41.352884615385">
                <text:p>141.352884615385</text:p>
              </table:table-cell>
              <table:table-cell office:value-type="float" office:value="NaN">
                <text:p>NaN</text:p>
              </table:table-cell>
              <table:table-cell office:value-type="float" office:value="2.8400703175732">
                <text:p>2.8400703175732</text:p>
              </table:table-cell>
              <table:table-cell office:value-type="float" office:value="141.009718223712">
                <text:p>141.0097182237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7.314423076923">
                <text:p>137.314423076923</text:p>
              </table:table-cell>
              <table:table-cell office:value-type="float" office:value="NaN">
                <text:p>NaN</text:p>
              </table:table-cell>
              <table:table-cell office:value-type="float" office:value="2.55903135919617">
                <text:p>2.55903135919617</text:p>
              </table:table-cell>
              <table:table-cell office:value-type="float" office:value="137.376978056491">
                <text:p>137.3769780564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4.622115384615">
                <text:p>134.622115384615</text:p>
              </table:table-cell>
              <table:table-cell office:value-type="float" office:value="NaN">
                <text:p>NaN</text:p>
              </table:table-cell>
              <table:table-cell office:value-type="float" office:value="2.3058025911644">
                <text:p>2.3058025911644</text:p>
              </table:table-cell>
              <table:table-cell office:value-type="float" office:value="133.837825773062">
                <text:p>133.8378257730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0.583653846154">
                <text:p>130.583653846154</text:p>
              </table:table-cell>
              <table:table-cell office:value-type="float" office:value="NaN">
                <text:p>NaN</text:p>
              </table:table-cell>
              <table:table-cell office:value-type="float" office:value="2.0776320580497">
                <text:p>2.0776320580497</text:p>
              </table:table-cell>
              <table:table-cell office:value-type="float" office:value="130.389850330633">
                <text:p>130.389850330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27.891346153846">
                <text:p>127.891346153846</text:p>
              </table:table-cell>
              <table:table-cell office:value-type="float" office:value="NaN">
                <text:p>NaN</text:p>
              </table:table-cell>
              <table:table-cell office:value-type="float" office:value="1.87204012397957">
                <text:p>1.87204012397957</text:p>
              </table:table-cell>
              <table:table-cell office:value-type="float" office:value="127.030702800514">
                <text:p>127.0307028005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23.852884615385">
                <text:p>123.852884615385</text:p>
              </table:table-cell>
              <table:table-cell office:value-type="float" office:value="NaN">
                <text:p>NaN</text:p>
              </table:table-cell>
              <table:table-cell office:value-type="float" office:value="1.68679252527477">
                <text:p>1.68679252527477</text:p>
              </table:table-cell>
              <table:table-cell office:value-type="float" office:value="123.758094767913">
                <text:p>123.7580947679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21.160576923077">
                <text:p>121.160576923077</text:p>
              </table:table-cell>
              <table:table-cell office:value-type="float" office:value="NaN">
                <text:p>NaN</text:p>
              </table:table-cell>
              <table:table-cell office:value-type="float" office:value="1.51987608966113">
                <text:p>1.51987608966113</text:p>
              </table:table-cell>
              <table:table-cell office:value-type="float" office:value="120.569796772956">
                <text:p>120.5697967729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8.468269230769">
                <text:p>118.468269230769</text:p>
              </table:table-cell>
              <table:table-cell office:value-type="float" office:value="NaN">
                <text:p>NaN</text:p>
              </table:table-cell>
              <table:table-cell office:value-type="float" office:value="1.36947685818523">
                <text:p>1.36947685818523</text:p>
              </table:table-cell>
              <table:table-cell office:value-type="float" office:value="117.46363679187">
                <text:p>117.463636791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4.429807692308">
                <text:p>114.429807692308</text:p>
              </table:table-cell>
              <table:table-cell office:value-type="float" office:value="NaN">
                <text:p>NaN</text:p>
              </table:table-cell>
              <table:table-cell office:value-type="float" office:value="1.23396037207418">
                <text:p>1.23396037207418</text:p>
              </table:table-cell>
              <table:table-cell office:value-type="float" office:value="114.437498757294">
                <text:p>114.4374987572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1.7375">
                <text:p>111.7375</text:p>
              </table:table-cell>
              <table:table-cell office:value-type="float" office:value="NaN">
                <text:p>NaN</text:p>
              </table:table-cell>
              <table:table-cell office:value-type="float" office:value="1.11185391030791">
                <text:p>1.11185391030791</text:p>
              </table:table-cell>
              <table:table-cell office:value-type="float" office:value="111.489321116712">
                <text:p>111.4893211167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NaN">
                <text:p>NaN</text:p>
              </table:table-cell>
              <table:table-cell office:value-type="float" office:value="1.00183048487125">
                <text:p>1.00183048487125</text:p>
              </table:table-cell>
              <table:table-cell office:value-type="float" office:value="108.617095428024">
                <text:p>108.617095428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